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1F40000013F85E03705EE208F4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 style:font-family-generic="roman" style:font-pitch="variable"/>
    <style:font-face style:name="Noto Sans1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adornments="Normal" style:font-family-generic="swiss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background-color="#c6d9f1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c6d9f1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0.894cm" style:rel-column-width="3449*"/>
    </style:style>
    <style:style style:name="Tabla2.S" style:family="table-column">
      <style:table-column-properties style:column-width="0.896cm" style:rel-column-width="345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S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S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0.944cm" style:rel-column-width="3640*"/>
    </style:style>
    <style:style style:name="Tabla3.R" style:family="table-column">
      <style:table-column-properties style:column-width="0.949cm" style:rel-column-width="365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M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R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0.944cm" style:rel-column-width="3640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R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R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color="#558ed5" style:font-name="Arial1" officeooo:rsid="000d6f7d" officeooo:paragraph-rsid="000d6f7d"/>
    </style:style>
    <style:style style:name="P2" style:family="paragraph" style:parent-style-name="Arial">
      <style:text-properties style:font-name="Arial1" fo:font-size="12pt" style:font-size-asian="12pt" style:font-size-complex="12pt"/>
    </style:style>
    <style:style style:name="P3" style:family="paragraph" style:parent-style-name="Arial">
      <style:text-properties style:font-name="Arial1" fo:font-size="12pt" officeooo:paragraph-rsid="000d6f7d" style:font-size-asian="12pt" style:font-size-complex="12pt"/>
    </style:style>
    <style:style style:name="P4" style:family="paragraph" style:parent-style-name="Arial">
      <style:text-properties style:font-name="Arial1" fo:font-size="12pt" officeooo:rsid="000d6f7d" officeooo:paragraph-rsid="000d6f7d" style:font-size-asian="12pt" style:font-size-complex="12pt"/>
    </style:style>
    <style:style style:name="P5" style:family="paragraph" style:parent-style-name="Arial">
      <style:text-properties style:font-name="Arial1" fo:font-size="12pt" officeooo:rsid="001297a5" officeooo:paragraph-rsid="001297a5" style:font-size-asian="12pt" style:font-size-complex="12pt"/>
    </style:style>
    <style:style style:name="P6" style:family="paragraph" style:parent-style-name="Arial">
      <style:text-properties style:font-name="Arial1" fo:font-size="12pt" officeooo:paragraph-rsid="00137ac8" style:font-size-asian="12pt" style:font-size-complex="12pt"/>
    </style:style>
    <style:style style:name="P7" style:family="paragraph" style:parent-style-name="Arial">
      <style:text-properties officeooo:paragraph-rsid="000d6f7d"/>
    </style:style>
    <style:style style:name="P8" style:family="paragraph" style:parent-style-name="Arial">
      <style:text-properties fo:color="#355269" style:font-name="Arial1" fo:font-size="12pt" officeooo:rsid="00152a7d" officeooo:paragraph-rsid="00152a7d" style:font-size-asian="12pt" style:font-size-complex="12pt"/>
    </style:style>
    <style:style style:name="P9" style:family="paragraph" style:parent-style-name="Arial">
      <style:text-properties fo:color="#355269" style:font-name="Arial1" fo:font-size="12pt" officeooo:rsid="00171b5e" officeooo:paragraph-rsid="00171b5e" style:font-size-asian="12pt" style:font-size-complex="12pt"/>
    </style:style>
    <style:style style:name="P10" style:family="paragraph" style:parent-style-name="Standard">
      <style:text-properties style:font-name="Arial1"/>
    </style:style>
    <style:style style:name="P11" style:family="paragraph" style:parent-style-name="Standard">
      <style:text-properties style:font-name="Arial1" fo:font-weight="bold" style:font-weight-asian="bold" style:font-weight-complex="bold"/>
    </style:style>
    <style:style style:name="P12" style:family="paragraph" style:parent-style-name="Standard">
      <style:text-properties style:font-name="Arial1" fo:font-weight="bold" officeooo:rsid="000f622a" officeooo:paragraph-rsid="000f622a" style:font-weight-asian="bold" style:font-weight-complex="bold"/>
    </style:style>
    <style:style style:name="P13" style:family="paragraph" style:parent-style-name="Standard">
      <style:text-properties style:font-name="Arial1" fo:font-size="12pt" style:font-size-asian="12pt" style:font-size-complex="12pt"/>
    </style:style>
    <style:style style:name="P14" style:family="paragraph" style:parent-style-name="Standard">
      <style:text-properties style:font-name="Arial1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fo:color="#000000" style:font-name="Arial1" fo:font-size="12pt" fo:letter-spacing="normal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officeooo:rsid="000d6f7d" officeooo:paragraph-rsid="000d6f7d" style:font-name-asian="Noto Sans Mono CJK SC" style:font-size-asian="12pt" style:font-style-asian="normal" style:font-weight-asian="normal" style:font-name-complex="Liberation Mono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  <style:text-properties officeooo:rsid="0018b70f" officeooo:paragraph-rsid="0018b70f"/>
    </style:style>
    <style:style style:name="P19" style:family="paragraph" style:parent-style-name="Table_20_Contents">
      <style:paragraph-properties fo:text-align="center" style:justify-single-word="false"/>
      <style:text-properties officeooo:rsid="0018cf17" officeooo:paragraph-rsid="0018cf17"/>
    </style:style>
    <style:style style:name="P20" style:family="paragraph" style:parent-style-name="Standard">
      <style:text-properties style:font-name="Arial1"/>
    </style:style>
    <style:style style:name="P21" style:family="paragraph" style:parent-style-name="Standard">
      <style:text-properties style:font-name="Arial1" officeooo:rsid="001b7548" officeooo:paragraph-rsid="001b7548"/>
    </style:style>
    <style:style style:name="P22" style:family="paragraph" style:parent-style-name="Standard">
      <style:text-properties style:font-name="Arial1" officeooo:paragraph-rsid="0018cf17"/>
    </style:style>
    <style:style style:name="P23" style:family="paragraph" style:parent-style-name="Standard">
      <style:paragraph-properties fo:break-before="page"/>
      <style:text-properties style:font-name="Arial1"/>
    </style:style>
    <style:style style:name="P24" style:family="paragraph" style:parent-style-name="Table_20_Contents">
      <style:paragraph-properties fo:text-align="center" style:justify-single-word="false"/>
      <style:text-properties officeooo:rsid="001b7548" officeooo:paragraph-rsid="001b7548"/>
    </style:style>
    <style:style style:name="P25" style:family="paragraph" style:parent-style-name="Table_20_Contents">
      <style:paragraph-properties fo:text-align="center" style:justify-single-word="false"/>
    </style:style>
    <style:style style:name="P26" style:family="paragraph" style:parent-style-name="Table_20_Contents">
      <style:paragraph-properties fo:text-align="center" style:justify-single-word="false"/>
      <style:text-properties officeooo:rsid="001b9ba3" officeooo:paragraph-rsid="001b9ba3"/>
    </style:style>
    <style:style style:name="T1" style:family="text">
      <style:text-properties officeooo:rsid="000d6f7d"/>
    </style:style>
    <style:style style:name="T2" style:family="text">
      <style:text-properties style:font-name="Arial1" fo:font-size="12pt" style:font-size-asian="12pt" style:font-size-complex="12pt"/>
    </style:style>
    <style:style style:name="T3" style:family="text">
      <style:text-properties style:font-name="Arial1" fo:font-size="12pt" officeooo:rsid="000d6f7d" style:font-size-asian="12pt" style:font-size-complex="12pt"/>
    </style:style>
    <style:style style:name="T4" style:family="text">
      <style:text-properties officeooo:rsid="000f4e90"/>
    </style:style>
    <style:style style:name="T5" style:family="text">
      <style:text-properties fo:color="#000000" style:text-position="-25% 100%" fo:letter-spacing="normal"/>
    </style:style>
    <style:style style:name="T6" style:family="text">
      <style:text-properties fo:color="#000000" fo:letter-spacing="normal"/>
    </style:style>
    <style:style style:name="T7" style:family="text">
      <style:text-properties fo:color="#355269" officeooo:rsid="00137ac8"/>
    </style:style>
    <style:style style:name="T8" style:family="text">
      <style:text-properties fo:color="#355269" officeooo:rsid="00152a7d"/>
    </style:style>
    <style:style style:name="T9" style:family="text">
      <style:text-properties officeooo:rsid="00171b5e"/>
    </style:style>
    <style:style style:name="T10" style:family="text">
      <style:text-properties officeooo:rsid="0017335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gnacio Loyola Delgado</text:p>
      <text:p text:style-name="P2"><text:bookmark text:name="tw-target-text"/>Intenta pensar <text:span text:style-name="T1">acerca de </text:span>es<text:span text:style-name="T1">t</text:span>os conceptos y <text:span text:style-name="T1">contesta las siguientes preguntas</text:span>:</text:p>
      <text:p text:style-name="P2"/>
      <text:p text:style-name="P4">1.</text:p>
      <text:p text:style-name="P7"><text:span text:style-name="T2">a) En un sistema con "E/S programadas", </text:span><text:span text:style-name="T3">¿</text:span><text:span text:style-name="T2">qué estado/s de proceso</text:span><text:span text:style-name="T3">s</text:span><text:span text:style-name="T2"> no son necesario</text:span><text:span text:style-name="T3">s</text:span><text:span text:style-name="T2">?</text:span></text:p>
      <text:p text:style-name="P3"/>
      <text:p text:style-name="P6"><text:span text:style-name="T7">Los estados “nuevo” y “</text:span><text:span text:style-name="T8">bloqueado” no son necesarios porque las entradas y salidas están programadas y no va a haber nuevos eventos.</text:span></text:p>
      <text:p text:style-name="P2"/>
      <text:p text:style-name="P2">b) En un sistema con dos procesadores, <text:span text:style-name="T1">¿</text:span>qué estado/s de proceso<text:span text:style-name="T1">s</text:span> deben agregarse?</text:p>
      <text:p text:style-name="P2"/>
      <text:p text:style-name="P8">Se debe<text:span text:style-name="T9">ría agregar un estado más para ejecución puesto que hay un procesador más.</text:span></text:p>
      <text:p text:style-name="P2"/>
      <text:p text:style-name="P2"/>
      <text:p text:style-name="P3"><text:span text:style-name="T1">2. </text:span>Investiga para Windows y Linux cuál es la mejor configuración de <text:span text:style-name="T1">memoria </text:span>virtual y por qué. Ten cuidado, hay muchas explicaciones antiguas en Internet qu<text:span text:style-name="T1">e </text:span>están equivocad<text:span text:style-name="T1">a</text:span>s. </text:p>
      <text:p text:style-name="P3"/>
      <text:p text:style-name="P9"/>
      <text:p text:style-name="P4"/>
      <text:p text:style-name="P4"/>
      <text:p text:style-name="P4">3. Si tienes 4 procesos P1, P2, P3 y P4:</text:p>
      <text:p text:style-name="P4"/>
      <text:p text:style-name="P4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6">Proceso</text:p>
          </table:table-cell>
          <table:table-cell table:style-name="Tabla1.A1" office:value-type="string">
            <text:p text:style-name="P16">Tiempo de llegada</text:p>
          </table:table-cell>
          <table:table-cell table:style-name="Tabla1.C1" office:value-type="string">
            <text:p text:style-name="P16">CPU</text:p>
          </table:table-cell>
        </table:table-row>
        <table:table-row>
          <table:table-cell table:style-name="Tabla1.A2" office:value-type="string">
            <text:p text:style-name="P16">P1</text:p>
          </table:table-cell>
          <table:table-cell table:style-name="Tabla1.A2" office:value-type="string">
            <text:p text:style-name="P16">1</text:p>
          </table:table-cell>
          <table:table-cell table:style-name="Tabla1.C2" office:value-type="string">
            <text:p text:style-name="P16">7</text:p>
          </table:table-cell>
        </table:table-row>
        <table:table-row>
          <table:table-cell table:style-name="Tabla1.A2" office:value-type="string">
            <text:p text:style-name="P16">P2</text:p>
          </table:table-cell>
          <table:table-cell table:style-name="Tabla1.A2" office:value-type="string">
            <text:p text:style-name="P16">4</text:p>
          </table:table-cell>
          <table:table-cell table:style-name="Tabla1.C2" office:value-type="string">
            <text:p text:style-name="P16">5</text:p>
          </table:table-cell>
        </table:table-row>
        <table:table-row>
          <table:table-cell table:style-name="Tabla1.A2" office:value-type="string">
            <text:p text:style-name="P16">P3</text:p>
          </table:table-cell>
          <table:table-cell table:style-name="Tabla1.A2" office:value-type="string">
            <text:p text:style-name="P16">3</text:p>
          </table:table-cell>
          <table:table-cell table:style-name="Tabla1.C2" office:value-type="string">
            <text:p text:style-name="P16">1</text:p>
          </table:table-cell>
        </table:table-row>
        <table:table-row>
          <table:table-cell table:style-name="Tabla1.A2" office:value-type="string">
            <text:p text:style-name="P16">P4</text:p>
          </table:table-cell>
          <table:table-cell table:style-name="Tabla1.A2" office:value-type="string">
            <text:p text:style-name="P16">2</text:p>
          </table:table-cell>
          <table:table-cell table:style-name="Tabla1.C2" office:value-type="string">
            <text:p text:style-name="P16">4</text:p>
          </table:table-cell>
        </table:table-row>
      </table:table>
      <text:p text:style-name="P4"/>
      <text:p text:style-name="P4"/>
      <text:p text:style-name="P10"><text:bookmark text:name="tw-target-text1"/>Mostrar el resultado <text:span text:style-name="T4">de ejecución, tiempo medio de espera y tiempo medio de respuesta, </text:span>si el algoritmo del planificador a corto plazo es:</text:p>
      <text:section text:style-name="Sect1" text:name="tw-target-text-container">
        <text:p text:style-name="P10"/>
        <text:p text:style-name="P10">a) FIFO - <text:s/><text:tab/><text:span text:style-name="T10">TMrespuesta = (7+10+10+14)/4 = 10,25</text:span></text:p>
        <text:p text:style-name="P10"><text:tab/><text:tab/><text:span text:style-name="T10">TMespera = (0+6+9+9)/4 = 6 </text:span></text:p>
        <table:table table:name="Tabla2" table:style-name="Tabla2">
          <table:table-column table:style-name="Tabla2.A" table:number-columns-repeated="18"/>
          <table:table-column table:style-name="Tabla2.S"/>
          <table:table-row>
            <table:table-cell table:style-name="Tabla2.A1" office:value-type="string">
              <text:p text:style-name="P17"/>
            </table:table-cell>
            <table:table-cell table:style-name="Tabla2.A1" table:number-columns-spanned="7" office:value-type="string">
              <text:p text:style-name="P18">P1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table-cell table:style-name="Tabla2.A1" table:number-columns-spanned="4" office:value-type="string">
              <text:p text:style-name="P18">P4</text:p>
            </table:table-cell>
            <table:covered-table-cell/>
            <table:covered-table-cell/>
            <table:covered-table-cell/>
            <table:table-cell table:style-name="Tabla2.A1" office:value-type="string">
              <text:p text:style-name="P18">P3</text:p>
            </table:table-cell>
            <table:table-cell table:style-name="Tabla2.A1" table:number-columns-spanned="5" office:value-type="string">
              <text:p text:style-name="P18">P2</text:p>
            </table:table-cell>
            <table:covered-table-cell/>
            <table:covered-table-cell/>
            <table:covered-table-cell/>
            <table:covered-table-cell/>
            <table:table-cell table:style-name="Tabla2.S1" office:value-type="string">
              <text:p text:style-name="P17"/>
            </table:table-cell>
          </table:table-row>
          <table:table-row>
            <table:table-cell table:style-name="Tabla2.A2" office:value-type="string">
              <text:p text:style-name="P18">0</text:p>
            </table:table-cell>
            <table:table-cell table:style-name="Tabla2.A2" office:value-type="string">
              <text:p text:style-name="P19">1</text:p>
            </table:table-cell>
            <table:table-cell table:style-name="Tabla2.A2" office:value-type="string">
              <text:p text:style-name="P18">2</text:p>
            </table:table-cell>
            <table:table-cell table:style-name="Tabla2.A2" office:value-type="string">
              <text:p text:style-name="P18">3</text:p>
            </table:table-cell>
            <table:table-cell table:style-name="Tabla2.A2" office:value-type="string">
              <text:p text:style-name="P18">4</text:p>
            </table:table-cell>
            <table:table-cell table:style-name="Tabla2.A2" office:value-type="string">
              <text:p text:style-name="P18">5</text:p>
            </table:table-cell>
            <table:table-cell table:style-name="Tabla2.A2" office:value-type="string">
              <text:p text:style-name="P18">6</text:p>
            </table:table-cell>
            <table:table-cell table:style-name="Tabla2.A2" office:value-type="string">
              <text:p text:style-name="P18">7</text:p>
            </table:table-cell>
            <table:table-cell table:style-name="Tabla2.A2" office:value-type="string">
              <text:p text:style-name="P18">8</text:p>
            </table:table-cell>
            <table:table-cell table:style-name="Tabla2.A2" office:value-type="string">
              <text:p text:style-name="P18">9</text:p>
            </table:table-cell>
            <table:table-cell table:style-name="Tabla2.A2" office:value-type="string">
              <text:p text:style-name="P18">10</text:p>
            </table:table-cell>
            <table:table-cell table:style-name="Tabla2.A2" office:value-type="string">
              <text:p text:style-name="P18">11</text:p>
            </table:table-cell>
            <table:table-cell table:style-name="Tabla2.A2" office:value-type="string">
              <text:p text:style-name="P18">12</text:p>
            </table:table-cell>
            <table:table-cell table:style-name="Tabla2.A2" office:value-type="string">
              <text:p text:style-name="P18">13</text:p>
            </table:table-cell>
            <table:table-cell table:style-name="Tabla2.A2" office:value-type="string">
              <text:p text:style-name="P18">14</text:p>
            </table:table-cell>
            <table:table-cell table:style-name="Tabla2.A2" office:value-type="string">
              <text:p text:style-name="P18">15</text:p>
            </table:table-cell>
            <table:table-cell table:style-name="Tabla2.A2" office:value-type="string">
              <text:p text:style-name="P18">16</text:p>
            </table:table-cell>
            <table:table-cell table:style-name="Tabla2.A2" office:value-type="string">
              <text:p text:style-name="P18">17</text:p>
            </table:table-cell>
            <table:table-cell table:style-name="Tabla2.S2" office:value-type="string">
              <text:p text:style-name="P18">18</text:p>
            </table:table-cell>
          </table:table-row>
        </table:table>
        <text:p text:style-name="P10"/>
        <text:p text:style-name="P10">b) SRTF</text:p>
        <text:p text:style-name="P21">Tmrespuesta = (17+5+1+8)/4=7,75 </text:p>
        <text:p text:style-name="P21">Tmespera = (10+3+0+1)/4 = 3,5</text:p>
        <table:table table:name="Tabla3" table:style-name="Tabla3">
          <table:table-column table:style-name="Tabla3.A" table:number-columns-repeated="17"/>
          <table:table-column table:style-name="Tabla3.R"/>
          <table:table-row>
            <table:table-cell table:style-name="Tabla3.A1" office:value-type="string">
              <text:p text:style-name="P17"/>
            </table:table-cell>
            <table:table-cell table:style-name="Tabla3.A1" office:value-type="string">
              <text:p text:style-name="P19">P1</text:p>
            </table:table-cell>
            <table:table-cell table:style-name="Tabla3.A1" office:value-type="string">
              <text:p text:style-name="P19">P4</text:p>
            </table:table-cell>
            <table:table-cell table:style-name="Tabla3.A1" office:value-type="string">
              <text:p text:style-name="P19">P3</text:p>
            </table:table-cell>
            <table:table-cell table:style-name="Tabla3.A1" table:number-columns-spanned="3" office:value-type="string">
              <text:p text:style-name="P19">P4</text:p>
            </table:table-cell>
            <table:covered-table-cell/>
            <table:covered-table-cell/>
            <table:table-cell table:style-name="Tabla3.A1" table:number-columns-spanned="5" office:value-type="string">
              <text:p text:style-name="P19">P2</text:p>
            </table:table-cell>
            <table:covered-table-cell/>
            <table:covered-table-cell/>
            <table:covered-table-cell/>
            <table:covered-table-cell/>
            <table:table-cell table:style-name="Tabla3.M1" table:number-columns-spanned="6" office:value-type="string">
              <text:p text:style-name="P24">P1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a3.A2" office:value-type="string">
              <text:p text:style-name="P19">0</text:p>
            </table:table-cell>
            <table:table-cell table:style-name="Tabla3.A2" office:value-type="string">
              <text:p text:style-name="P19">1</text:p>
            </table:table-cell>
            <table:table-cell table:style-name="Tabla3.A2" office:value-type="string">
              <text:p text:style-name="P19">2</text:p>
            </table:table-cell>
            <table:table-cell table:style-name="Tabla3.A2" office:value-type="string">
              <text:p text:style-name="P19">3</text:p>
            </table:table-cell>
            <table:table-cell table:style-name="Tabla3.A2" office:value-type="string">
              <text:p text:style-name="P19">4</text:p>
            </table:table-cell>
            <table:table-cell table:style-name="Tabla3.A2" office:value-type="string">
              <text:p text:style-name="P19">5</text:p>
            </table:table-cell>
            <table:table-cell table:style-name="Tabla3.A2" office:value-type="string">
              <text:p text:style-name="P19">6</text:p>
            </table:table-cell>
            <table:table-cell table:style-name="Tabla3.A2" office:value-type="string">
              <text:p text:style-name="P19">7</text:p>
            </table:table-cell>
            <table:table-cell table:style-name="Tabla3.A2" office:value-type="string">
              <text:p text:style-name="P19">8</text:p>
            </table:table-cell>
            <table:table-cell table:style-name="Tabla3.A2" office:value-type="string">
              <text:p text:style-name="P19">9</text:p>
            </table:table-cell>
            <table:table-cell table:style-name="Tabla3.A2" office:value-type="string">
              <text:p text:style-name="P19">10</text:p>
            </table:table-cell>
            <table:table-cell table:style-name="Tabla3.A2" office:value-type="string">
              <text:p text:style-name="P19">11</text:p>
            </table:table-cell>
            <table:table-cell table:style-name="Tabla3.A2" office:value-type="string">
              <text:p text:style-name="P19">12</text:p>
            </table:table-cell>
            <table:table-cell table:style-name="Tabla3.A2" office:value-type="string">
              <text:p text:style-name="P19">13</text:p>
            </table:table-cell>
            <table:table-cell table:style-name="Tabla3.A2" office:value-type="string">
              <text:p text:style-name="P19">14</text:p>
            </table:table-cell>
            <table:table-cell table:style-name="Tabla3.A2" office:value-type="string">
              <text:p text:style-name="P19">15</text:p>
            </table:table-cell>
            <table:table-cell table:style-name="Tabla3.A2" office:value-type="string">
              <text:p text:style-name="P19">16</text:p>
            </table:table-cell>
            <table:table-cell table:style-name="Tabla3.R2" office:value-type="string">
              <text:p text:style-name="P19">18</text:p>
            </table:table-cell>
          </table:table-row>
        </table:table>
        <text:p text:style-name="P10"/>
        <text:p text:style-name="P22"/>
        <text:p text:style-name="P23">c) Round robin Quantum = 1</text:p>
        <text:p text:style-name="P21">Tmrespuesta = </text:p>
        <text:p text:style-name="P21">Tmespera = </text:p>
        <table:table table:name="Tabla4" table:style-name="Tabla4">
          <table:table-column table:style-name="Tabla4.A" table:number-columns-repeated="18"/>
          <table:table-row>
            <table:table-cell table:style-name="Tabla4.A1" office:value-type="string">
              <text:p text:style-name="P17"/>
            </table:table-cell>
            <table:table-cell table:style-name="Tabla4.A1" office:value-type="string">
              <text:p text:style-name="P24">P1</text:p>
            </table:table-cell>
            <table:table-cell table:style-name="Tabla4.A1" office:value-type="string">
              <text:p text:style-name="P24">P4</text:p>
            </table:table-cell>
            <table:table-cell table:style-name="Tabla4.A1" office:value-type="string">
              <text:p text:style-name="P26">P3</text:p>
            </table:table-cell>
            <table:table-cell table:style-name="Tabla4.A1" office:value-type="string">
              <text:p text:style-name="P26">P2</text:p>
            </table:table-cell>
            <table:table-cell table:style-name="Tabla4.A1" office:value-type="string">
              <text:p text:style-name="P26">P</text:p>
            </table:table-cell>
            <table:table-cell table:style-name="Tabla4.A1" office:value-type="string">
              <text:p text:style-name="P17"/>
            </table:table-cell>
            <table:table-cell table:style-name="Tabla4.A1" office:value-type="string">
              <text:p text:style-name="P17"/>
            </table:table-cell>
            <table:table-cell table:style-name="Tabla4.A1" office:value-type="string">
              <text:p text:style-name="P17"/>
            </table:table-cell>
            <table:table-cell table:style-name="Tabla4.A1" office:value-type="string">
              <text:p text:style-name="P17"/>
            </table:table-cell>
            <table:table-cell table:style-name="Tabla4.A1" office:value-type="string">
              <text:p text:style-name="P17"/>
            </table:table-cell>
            <table:table-cell table:style-name="Tabla4.A1" office:value-type="string">
              <text:p text:style-name="P17"/>
            </table:table-cell>
            <table:table-cell table:style-name="Tabla4.A1" office:value-type="string">
              <text:p text:style-name="P17"/>
            </table:table-cell>
            <table:table-cell table:style-name="Tabla4.A1" office:value-type="string">
              <text:p text:style-name="P17"/>
            </table:table-cell>
            <table:table-cell table:style-name="Tabla4.A1" office:value-type="string">
              <text:p text:style-name="P17"/>
            </table:table-cell>
            <table:table-cell table:style-name="Tabla4.A1" office:value-type="string">
              <text:p text:style-name="P17"/>
            </table:table-cell>
            <table:table-cell table:style-name="Tabla4.A1" office:value-type="string">
              <text:p text:style-name="P17"/>
            </table:table-cell>
            <table:table-cell table:style-name="Tabla4.R1" office:value-type="string">
              <text:p text:style-name="P17"/>
            </table:table-cell>
          </table:table-row>
          <table:table-row>
            <table:table-cell table:style-name="Tabla4.A2" office:value-type="string">
              <text:p text:style-name="P24">0</text:p>
            </table:table-cell>
            <table:table-cell table:style-name="Tabla4.A2" office:value-type="string">
              <text:p text:style-name="P24">1</text:p>
            </table:table-cell>
            <table:table-cell table:style-name="Tabla4.A2" office:value-type="string">
              <text:p text:style-name="P24">2</text:p>
            </table:table-cell>
            <table:table-cell table:style-name="Tabla4.A2" office:value-type="string">
              <text:p text:style-name="P24">3</text:p>
            </table:table-cell>
            <table:table-cell table:style-name="Tabla4.A2" office:value-type="string">
              <text:p text:style-name="P24">4</text:p>
            </table:table-cell>
            <table:table-cell table:style-name="Tabla4.A2" office:value-type="string">
              <text:p text:style-name="P24">5</text:p>
            </table:table-cell>
            <table:table-cell table:style-name="Tabla4.A2" office:value-type="string">
              <text:p text:style-name="P24">6</text:p>
            </table:table-cell>
            <table:table-cell table:style-name="Tabla4.A2" office:value-type="string">
              <text:p text:style-name="P24">7</text:p>
            </table:table-cell>
            <table:table-cell table:style-name="Tabla4.A2" office:value-type="string">
              <text:p text:style-name="P24">8</text:p>
            </table:table-cell>
            <table:table-cell table:style-name="Tabla4.A2" office:value-type="string">
              <text:p text:style-name="P24">9</text:p>
            </table:table-cell>
            <table:table-cell table:style-name="Tabla4.A2" office:value-type="string">
              <text:p text:style-name="P24">10</text:p>
            </table:table-cell>
            <table:table-cell table:style-name="Tabla4.A2" office:value-type="string">
              <text:p text:style-name="P24">11</text:p>
            </table:table-cell>
            <table:table-cell table:style-name="Tabla4.A2" office:value-type="string">
              <text:p text:style-name="P24">12</text:p>
            </table:table-cell>
            <table:table-cell table:style-name="Tabla4.A2" office:value-type="string">
              <text:p text:style-name="P24">13</text:p>
            </table:table-cell>
            <table:table-cell table:style-name="Tabla4.A2" office:value-type="string">
              <text:p text:style-name="P24">14</text:p>
            </table:table-cell>
            <table:table-cell table:style-name="Tabla4.A2" office:value-type="string">
              <text:p text:style-name="P24">15</text:p>
            </table:table-cell>
            <table:table-cell table:style-name="Tabla4.A2" office:value-type="string">
              <text:p text:style-name="P24">16</text:p>
            </table:table-cell>
            <table:table-cell table:style-name="Tabla4.R2" office:value-type="string">
              <text:p text:style-name="P24">17</text:p>
            </table:table-cell>
          </table:table-row>
        </table:table>
        <text:p text:style-name="P21"/>
        <text:p text:style-name="P10"/>
        <text:p text:style-name="P10">c) Round robin Quantum = 3</text:p>
      </text:section>
      <text:section text:style-name="Sect1" text:name="z6maec">
        <text:p text:style-name="P10"><text:bookmark text:name="tw-target-rmn"/></text:p>
      </text:section>
      <text:p text:style-name="P11"/>
      <text:p text:style-name="P11">NOTA</text:p>
      <text:p text:style-name="P14"/>
      <text:p text:style-name="P13"><text:span text:style-name="T6">TM</text:span><text:span text:style-name="T5">espera</text:span><text:span text:style-name="T6">=(Te(P1)+Te(P2)+Te(P3))/Nº procesos</text:span></text:p>
      <text:p text:style-name="P15"/>
      <text:p text:style-name="P13"><text:span text:style-name="T6">TM</text:span><text:span text:style-name="T5">respuesta</text:span><text:span text:style-name="T6">=(Tr(P1)+Tr(P2)+Tr(P3))/Nº procesos</text:span>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Mangal" svg:font-family="Mangal" style:font-family-generic="roman" style:font-pitch="variable"/>
    <style:font-face style:name="Noto Sans1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adornments="Normal" style:font-family-generic="swiss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rial" style:family="paragraph" style:parent-style-name="Preformatted_20_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determinado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to_20_sin_20_relleno" style:display-name="Objeto sin relleno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sin_20_relleno_20_ni_20_línea" style:display-name="Objeto sin relleno ni línea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Text" style:family="paragraph" style:parent-style-name="Caption" style:class="extra"/>
    <style:style style:name="Titular_20_A4" style:display-name="Titular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43.5pt" style:font-size-asian="43.5pt"/>
    </style:style>
    <style:style style:name="Título_20_A4" style:display-name="Título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24pt" style:font-size-asian="24pt"/>
    </style:style>
    <style:style style:name="Texto_20_A4" style:display-name="Texto A4" style:family="paragraph" style:parent-style-name="A4" style:default-outline-level="">
      <style:text-properties style:font-name="Noto Sans" fo:font-family="'Noto Sans'" style:font-style-name="Normal" style:font-family-generic="swiss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Titular_20_A0" style:display-name="Titular A0" style:family="paragraph" style:parent-style-name="A0" style:default-outline-level="">
      <style:text-properties style:font-name="Noto Sans" fo:font-family="'Noto Sans'" style:font-style-name="Normal" style:font-family-generic="swiss" style:font-pitch="variable" fo:font-size="95.5pt" style:font-size-asian="95.5pt"/>
    </style:style>
    <style:style style:name="Título_20_A0" style:display-name="Título A0" style:family="paragraph" style:parent-style-name="A0" style:default-outline-level="">
      <style:text-properties style:font-name="Noto Sans" fo:font-family="'Noto Sans'" style:font-style-name="Normal" style:font-family-generic="swiss" style:font-pitch="variable" fo:font-size="71.5pt" style:font-size-asian="71.5pt"/>
    </style:style>
    <style:style style:name="Texto_20_A0" style:display-name="Texto A0" style:family="paragraph" style:parent-style-name="A0" style:default-outline-level="">
      <style:text-properties style:font-name="Noto Sans" fo:font-family="'Noto Sans'" style:font-style-name="Normal" style:font-family-generic="swiss" style:font-pitch="variable" fo:font-size="47.5pt" style:font-size-asian="47.5pt"/>
    </style:style>
    <style:style style:name="Imagen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Formas" style:family="paragraph" style:parent-style-name="Imagen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Rellenado" style:family="paragraph" style:default-outline-level="">
      <style:text-properties style:font-name="Noto Sans1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Rellenado_20_azul" style:display-name="Rellenado azul" style:family="paragraph" style:parent-style-name="Rellenado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Rellenado_20_verde" style:display-name="Rellenado verde" style:family="paragraph" style:parent-style-name="Rellenado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Rellenado_20_rojo" style:display-name="Rellenado rojo" style:family="paragraph" style:parent-style-name="Rellenado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Rellenado_20_amarillo" style:display-name="Rellenado amarillo" style:family="paragraph" style:parent-style-name="Rellenado" style:default-outline-level="">
      <style:text-properties fo:color="#ffffff" style:font-name="Noto Sans1" fo:font-family="'Noto Sans'" style:font-family-generic="roman" style:font-pitch="variable" fo:font-size="14pt" fo:font-weight="bold" style:font-size-asian="14pt" style:font-weight-asian="bold"/>
    </style:style>
    <style:style style:name="Contorneado" style:family="paragraph" style:default-outline-level="">
      <style:text-properties style:font-name="Noto Sans1" fo:font-family="'Noto Sans'" style:font-family-generic="roman" style:font-pitch="variable" fo:font-size="14pt" fo:font-weight="bold" style:font-name-asian="Tahoma" style:font-family-asian="Tahoma" style:font-family-generic-asian="system" style:font-pitch-asian="variable" style:font-size-asian="14pt" style:font-weight-asian="bold" style:font-name-complex="Liberation Sans2" style:font-family-complex="'Liberation Sans'" style:font-family-generic-complex="system" style:font-pitch-complex="variable" style:font-size-complex="12pt"/>
    </style:style>
    <style:style style:name="Contorneado_20_azul" style:display-name="Contorneado azul" style:family="paragraph" style:parent-style-name="Contorneado" style:default-outline-level="">
      <style:text-properties fo:color="#355269" style:font-name="Noto Sans1" fo:font-family="'Noto Sans'" style:font-family-generic="roman" style:font-pitch="variable" fo:font-size="14pt" fo:font-weight="bold" style:font-size-asian="14pt" style:font-weight-asian="bold"/>
    </style:style>
    <style:style style:name="Contorneado_20_verde" style:display-name="Contorneado verde" style:family="paragraph" style:parent-style-name="Contorneado" style:default-outline-level="">
      <style:text-properties fo:color="#127622" style:font-name="Noto Sans1" fo:font-family="'Noto Sans'" style:font-family-generic="roman" style:font-pitch="variable" fo:font-size="14pt" fo:font-weight="bold" style:font-size-asian="14pt" style:font-weight-asian="bold"/>
    </style:style>
    <style:style style:name="Contorneado_20_rojo" style:display-name="Contorneado rojo" style:family="paragraph" style:parent-style-name="Contorneado" style:default-outline-level="">
      <style:text-properties fo:color="#c9211e" style:font-name="Noto Sans1" fo:font-family="'Noto Sans'" style:font-family-generic="roman" style:font-pitch="variable" fo:font-size="14pt" fo:font-weight="bold" style:font-size-asian="14pt" style:font-weight-asian="bold"/>
    </style:style>
    <style:style style:name="Contorneado_20_amarillo" style:display-name="Contorneado amarillo" style:family="paragraph" style:parent-style-name="Contorneado" style:default-outline-level="">
      <style:text-properties fo:color="#b47804" style:font-name="Noto Sans1" fo:font-family="'Noto Sans'" style:font-family-generic="roman" style:font-pitch="variable" fo:font-size="14pt" fo:font-weight="bold" style:font-size-asian="14pt" style:font-weight-asian="bold"/>
    </style:style>
    <style:style style:name="Líneas" style:family="paragraph" style:parent-style-name="Imagen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con_20_flecha" style:display-name="Línea con flech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ínea_20_discontinua" style:display-name="Línea discontinua" style:family="paragraph" style:parent-style-name="Línea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Master1-Tema-de-Office_7e_LT_7e_Gliederung_20_1" style:display-name="Master1-Tema-de-Office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Tema-de-Office_7e_LT_7e_Gliederung_20_2" style:display-name="Master1-Tema-de-Office~LT~Gliederung 2" style:family="paragraph" style:parent-style-name="Master1-Tema-de-Office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Tema-de-Office_7e_LT_7e_Gliederung_20_3" style:display-name="Master1-Tema-de-Office~LT~Gliederung 3" style:family="paragraph" style:parent-style-name="Master1-Tema-de-Office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Tema-de-Office_7e_LT_7e_Gliederung_20_4" style:display-name="Master1-Tema-de-Office~LT~Gliederung 4" style:family="paragraph" style:parent-style-name="Master1-Tema-de-Office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Tema-de-Office_7e_LT_7e_Gliederung_20_5" style:display-name="Master1-Tema-de-Office~LT~Gliederung 5" style:family="paragraph" style:parent-style-name="Master1-Tema-de-Office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Tema-de-Office_7e_LT_7e_Gliederung_20_6" style:display-name="Master1-Tema-de-Office~LT~Gliederung 6" style:family="paragraph" style:parent-style-name="Master1-Tema-de-Office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Tema-de-Office_7e_LT_7e_Gliederung_20_7" style:display-name="Master1-Tema-de-Office~LT~Gliederung 7" style:family="paragraph" style:parent-style-name="Master1-Tema-de-Office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Tema-de-Office_7e_LT_7e_Gliederung_20_8" style:display-name="Master1-Tema-de-Office~LT~Gliederung 8" style:family="paragraph" style:parent-style-name="Master1-Tema-de-Office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Tema-de-Office_7e_LT_7e_Gliederung_20_9" style:display-name="Master1-Tema-de-Office~LT~Gliederung 9" style:family="paragraph" style:parent-style-name="Master1-Tema-de-Office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Tema-de-Office_7e_LT_7e_Titel" style:display-name="Master1-Tema-de-Offic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Tema-de-Office_7e_LT_7e_Untertitel" style:display-name="Master1-Tema-de-Offic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Tema-de-Office_7e_LT_7e_Notizen" style:display-name="Master1-Tema-de-Offic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Tema-de-Office_7e_LT_7e_Hintergrundobjekte" style:display-name="Master1-Tema-de-Office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Tema-de-Office_7e_LT_7e_Hintergrund" style:display-name="Master1-Tema-de-Office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bjetos_20_de_20_fondo" style:display-name="Objetos de fondo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Fondo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1" style:display-name="Esquema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Esquema_20_2" style:display-name="Esquema 2" style:family="paragraph" style:parent-style-name="Esquema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ext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easure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arrow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to_20_no_20_tiene_20_relleno_20_o_20_lineas" style:display-name="Objeto no tiene relleno o lineas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Predeterminado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Predeterminado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Predeterminado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Predeterminado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Predeterminado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Predeterminado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Graphics" style:family="paragraph" style:default-outline-level=""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Diapositiva-de-título_7e_LT_7e_Gliederung_20_1" style:display-name="Master1-Layout1-title-Diapositiva-de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Diapositiva-de-título_7e_LT_7e_Gliederung_20_2" style:display-name="Master1-Layout1-title-Diapositiva-de-título~LT~Gliederung 2" style:family="paragraph" style:parent-style-name="Master1-Layout1-title-Diapositiva-de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Diapositiva-de-título_7e_LT_7e_Gliederung_20_3" style:display-name="Master1-Layout1-title-Diapositiva-de-título~LT~Gliederung 3" style:family="paragraph" style:parent-style-name="Master1-Layout1-title-Diapositiva-de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Diapositiva-de-título_7e_LT_7e_Gliederung_20_4" style:display-name="Master1-Layout1-title-Diapositiva-de-título~LT~Gliederung 4" style:family="paragraph" style:parent-style-name="Master1-Layout1-title-Diapositiva-de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a-de-título_7e_LT_7e_Gliederung_20_5" style:display-name="Master1-Layout1-title-Diapositiva-de-título~LT~Gliederung 5" style:family="paragraph" style:parent-style-name="Master1-Layout1-title-Diapositiva-de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a-de-título_7e_LT_7e_Gliederung_20_6" style:display-name="Master1-Layout1-title-Diapositiva-de-título~LT~Gliederung 6" style:family="paragraph" style:parent-style-name="Master1-Layout1-title-Diapositiva-de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a-de-título_7e_LT_7e_Gliederung_20_7" style:display-name="Master1-Layout1-title-Diapositiva-de-título~LT~Gliederung 7" style:family="paragraph" style:parent-style-name="Master1-Layout1-title-Diapositiva-de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a-de-título_7e_LT_7e_Gliederung_20_8" style:display-name="Master1-Layout1-title-Diapositiva-de-título~LT~Gliederung 8" style:family="paragraph" style:parent-style-name="Master1-Layout1-title-Diapositiva-de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a-de-título_7e_LT_7e_Gliederung_20_9" style:display-name="Master1-Layout1-title-Diapositiva-de-título~LT~Gliederung 9" style:family="paragraph" style:parent-style-name="Master1-Layout1-title-Diapositiva-de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Diapositiva-de-título_7e_LT_7e_Titel" style:display-name="Master1-Layout1-title-Diapositiva-de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Diapositiva-de-título_7e_LT_7e_Untertitel" style:display-name="Master1-Layout1-title-Diapositiva-de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Diapositiva-de-título_7e_LT_7e_Notizen" style:display-name="Master1-Layout1-title-Diapositiva-de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-title-Diapositiva-de-título_7e_LT_7e_Hintergrundobjekte" style:display-name="Master1-Layout1-title-Diapositiva-de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-title-Diapositiva-de-título_7e_LT_7e_Hintergrund" style:display-name="Master1-Layout1-title-Diapositiva-de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ítulo-y-objetos_7e_LT_7e_Gliederung_20_1" style:display-name="Master1-Layout2-obj-Título-y-objetos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ítulo-y-objetos_7e_LT_7e_Gliederung_20_2" style:display-name="Master1-Layout2-obj-Título-y-objetos~LT~Gliederung 2" style:family="paragraph" style:parent-style-name="Master1-Layout2-obj-Título-y-objetos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Título-y-objetos_7e_LT_7e_Gliederung_20_3" style:display-name="Master1-Layout2-obj-Título-y-objetos~LT~Gliederung 3" style:family="paragraph" style:parent-style-name="Master1-Layout2-obj-Título-y-objetos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Título-y-objetos_7e_LT_7e_Gliederung_20_4" style:display-name="Master1-Layout2-obj-Título-y-objetos~LT~Gliederung 4" style:family="paragraph" style:parent-style-name="Master1-Layout2-obj-Título-y-objetos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y-objetos_7e_LT_7e_Gliederung_20_5" style:display-name="Master1-Layout2-obj-Título-y-objetos~LT~Gliederung 5" style:family="paragraph" style:parent-style-name="Master1-Layout2-obj-Título-y-objetos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y-objetos_7e_LT_7e_Gliederung_20_6" style:display-name="Master1-Layout2-obj-Título-y-objetos~LT~Gliederung 6" style:family="paragraph" style:parent-style-name="Master1-Layout2-obj-Título-y-objetos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y-objetos_7e_LT_7e_Gliederung_20_7" style:display-name="Master1-Layout2-obj-Título-y-objetos~LT~Gliederung 7" style:family="paragraph" style:parent-style-name="Master1-Layout2-obj-Título-y-objetos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y-objetos_7e_LT_7e_Gliederung_20_8" style:display-name="Master1-Layout2-obj-Título-y-objetos~LT~Gliederung 8" style:family="paragraph" style:parent-style-name="Master1-Layout2-obj-Título-y-objetos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y-objetos_7e_LT_7e_Gliederung_20_9" style:display-name="Master1-Layout2-obj-Título-y-objetos~LT~Gliederung 9" style:family="paragraph" style:parent-style-name="Master1-Layout2-obj-Título-y-objetos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Título-y-objetos_7e_LT_7e_Titel" style:display-name="Master1-Layout2-obj-Título-y-objetos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ítulo-y-objetos_7e_LT_7e_Untertitel" style:display-name="Master1-Layout2-obj-Título-y-objeto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ítulo-y-objetos_7e_LT_7e_Notizen" style:display-name="Master1-Layout2-obj-Título-y-objeto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2-obj-Título-y-objetos_7e_LT_7e_Hintergrundobjekte" style:display-name="Master1-Layout2-obj-Título-y-objetos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2-obj-Título-y-objetos_7e_LT_7e_Hintergrund" style:display-name="Master1-Layout2-obj-Título-y-objetos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Encabezado-de-sección_7e_LT_7e_Gliederung_20_1" style:display-name="Master1-Layout3-secHead-Encabezado-de-sección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Encabezado-de-sección_7e_LT_7e_Gliederung_20_2" style:display-name="Master1-Layout3-secHead-Encabezado-de-sección~LT~Gliederung 2" style:family="paragraph" style:parent-style-name="Master1-Layout3-secHead-Encabezado-de-sección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Encabezado-de-sección_7e_LT_7e_Gliederung_20_3" style:display-name="Master1-Layout3-secHead-Encabezado-de-sección~LT~Gliederung 3" style:family="paragraph" style:parent-style-name="Master1-Layout3-secHead-Encabezado-de-sección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Encabezado-de-sección_7e_LT_7e_Gliederung_20_4" style:display-name="Master1-Layout3-secHead-Encabezado-de-sección~LT~Gliederung 4" style:family="paragraph" style:parent-style-name="Master1-Layout3-secHead-Encabezado-de-sección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Encabezado-de-sección_7e_LT_7e_Gliederung_20_5" style:display-name="Master1-Layout3-secHead-Encabezado-de-sección~LT~Gliederung 5" style:family="paragraph" style:parent-style-name="Master1-Layout3-secHead-Encabezado-de-sección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Encabezado-de-sección_7e_LT_7e_Gliederung_20_6" style:display-name="Master1-Layout3-secHead-Encabezado-de-sección~LT~Gliederung 6" style:family="paragraph" style:parent-style-name="Master1-Layout3-secHead-Encabezado-de-sección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Encabezado-de-sección_7e_LT_7e_Gliederung_20_7" style:display-name="Master1-Layout3-secHead-Encabezado-de-sección~LT~Gliederung 7" style:family="paragraph" style:parent-style-name="Master1-Layout3-secHead-Encabezado-de-sección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Encabezado-de-sección_7e_LT_7e_Gliederung_20_8" style:display-name="Master1-Layout3-secHead-Encabezado-de-sección~LT~Gliederung 8" style:family="paragraph" style:parent-style-name="Master1-Layout3-secHead-Encabezado-de-sección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Encabezado-de-sección_7e_LT_7e_Gliederung_20_9" style:display-name="Master1-Layout3-secHead-Encabezado-de-sección~LT~Gliederung 9" style:family="paragraph" style:parent-style-name="Master1-Layout3-secHead-Encabezado-de-sección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Encabezado-de-sección_7e_LT_7e_Titel" style:display-name="Master1-Layout3-secHead-Encabezado-de-secció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Encabezado-de-sección_7e_LT_7e_Untertitel" style:display-name="Master1-Layout3-secHead-Encabezado-de-secció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Encabezado-de-sección_7e_LT_7e_Notizen" style:display-name="Master1-Layout3-secHead-Encabezado-de-secció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3-secHead-Encabezado-de-sección_7e_LT_7e_Hintergrundobjekte" style:display-name="Master1-Layout3-secHead-Encabezado-de-secció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3-secHead-Encabezado-de-sección_7e_LT_7e_Hintergrund" style:display-name="Master1-Layout3-secHead-Encabezado-de-secció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Dos-objetos_7e_LT_7e_Gliederung_20_1" style:display-name="Master1-Layout4-twoObj-Dos-objetos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Dos-objetos_7e_LT_7e_Gliederung_20_2" style:display-name="Master1-Layout4-twoObj-Dos-objetos~LT~Gliederung 2" style:family="paragraph" style:parent-style-name="Master1-Layout4-twoObj-Dos-objetos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Dos-objetos_7e_LT_7e_Gliederung_20_3" style:display-name="Master1-Layout4-twoObj-Dos-objetos~LT~Gliederung 3" style:family="paragraph" style:parent-style-name="Master1-Layout4-twoObj-Dos-objetos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Dos-objetos_7e_LT_7e_Gliederung_20_4" style:display-name="Master1-Layout4-twoObj-Dos-objetos~LT~Gliederung 4" style:family="paragraph" style:parent-style-name="Master1-Layout4-twoObj-Dos-objetos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os-objetos_7e_LT_7e_Gliederung_20_5" style:display-name="Master1-Layout4-twoObj-Dos-objetos~LT~Gliederung 5" style:family="paragraph" style:parent-style-name="Master1-Layout4-twoObj-Dos-objetos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os-objetos_7e_LT_7e_Gliederung_20_6" style:display-name="Master1-Layout4-twoObj-Dos-objetos~LT~Gliederung 6" style:family="paragraph" style:parent-style-name="Master1-Layout4-twoObj-Dos-objetos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os-objetos_7e_LT_7e_Gliederung_20_7" style:display-name="Master1-Layout4-twoObj-Dos-objetos~LT~Gliederung 7" style:family="paragraph" style:parent-style-name="Master1-Layout4-twoObj-Dos-objetos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os-objetos_7e_LT_7e_Gliederung_20_8" style:display-name="Master1-Layout4-twoObj-Dos-objetos~LT~Gliederung 8" style:family="paragraph" style:parent-style-name="Master1-Layout4-twoObj-Dos-objetos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os-objetos_7e_LT_7e_Gliederung_20_9" style:display-name="Master1-Layout4-twoObj-Dos-objetos~LT~Gliederung 9" style:family="paragraph" style:parent-style-name="Master1-Layout4-twoObj-Dos-objetos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Dos-objetos_7e_LT_7e_Titel" style:display-name="Master1-Layout4-twoObj-Dos-objetos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Dos-objetos_7e_LT_7e_Untertitel" style:display-name="Master1-Layout4-twoObj-Dos-objeto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Dos-objetos_7e_LT_7e_Notizen" style:display-name="Master1-Layout4-twoObj-Dos-objeto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4-twoObj-Dos-objetos_7e_LT_7e_Hintergrundobjekte" style:display-name="Master1-Layout4-twoObj-Dos-objetos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4-twoObj-Dos-objetos_7e_LT_7e_Hintergrund" style:display-name="Master1-Layout4-twoObj-Dos-objetos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Comparación_7e_LT_7e_Gliederung_20_1" style:display-name="Master1-Layout5-twoTxTwoObj-Comparación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ación_7e_LT_7e_Gliederung_20_2" style:display-name="Master1-Layout5-twoTxTwoObj-Comparación~LT~Gliederung 2" style:family="paragraph" style:parent-style-name="Master1-Layout5-twoTxTwoObj-Comparación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Comparación_7e_LT_7e_Gliederung_20_3" style:display-name="Master1-Layout5-twoTxTwoObj-Comparación~LT~Gliederung 3" style:family="paragraph" style:parent-style-name="Master1-Layout5-twoTxTwoObj-Comparación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Comparación_7e_LT_7e_Gliederung_20_4" style:display-name="Master1-Layout5-twoTxTwoObj-Comparación~LT~Gliederung 4" style:family="paragraph" style:parent-style-name="Master1-Layout5-twoTxTwoObj-Comparación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ción_7e_LT_7e_Gliederung_20_5" style:display-name="Master1-Layout5-twoTxTwoObj-Comparación~LT~Gliederung 5" style:family="paragraph" style:parent-style-name="Master1-Layout5-twoTxTwoObj-Comparación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ción_7e_LT_7e_Gliederung_20_6" style:display-name="Master1-Layout5-twoTxTwoObj-Comparación~LT~Gliederung 6" style:family="paragraph" style:parent-style-name="Master1-Layout5-twoTxTwoObj-Comparación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ción_7e_LT_7e_Gliederung_20_7" style:display-name="Master1-Layout5-twoTxTwoObj-Comparación~LT~Gliederung 7" style:family="paragraph" style:parent-style-name="Master1-Layout5-twoTxTwoObj-Comparación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ción_7e_LT_7e_Gliederung_20_8" style:display-name="Master1-Layout5-twoTxTwoObj-Comparación~LT~Gliederung 8" style:family="paragraph" style:parent-style-name="Master1-Layout5-twoTxTwoObj-Comparación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ción_7e_LT_7e_Gliederung_20_9" style:display-name="Master1-Layout5-twoTxTwoObj-Comparación~LT~Gliederung 9" style:family="paragraph" style:parent-style-name="Master1-Layout5-twoTxTwoObj-Comparación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Comparación_7e_LT_7e_Titel" style:display-name="Master1-Layout5-twoTxTwoObj-Comparació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ación_7e_LT_7e_Untertitel" style:display-name="Master1-Layout5-twoTxTwoObj-Comparació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ación_7e_LT_7e_Notizen" style:display-name="Master1-Layout5-twoTxTwoObj-Comparació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5-twoTxTwoObj-Comparación_7e_LT_7e_Hintergrundobjekte" style:display-name="Master1-Layout5-twoTxTwoObj-Comparació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5-twoTxTwoObj-Comparación_7e_LT_7e_Hintergrund" style:display-name="Master1-Layout5-twoTxTwoObj-Comparació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Sólo-el-título_7e_LT_7e_Gliederung_20_1" style:display-name="Master1-Layout6-titleOnly-Sólo-el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Sólo-el-título_7e_LT_7e_Gliederung_20_2" style:display-name="Master1-Layout6-titleOnly-Sólo-el-título~LT~Gliederung 2" style:family="paragraph" style:parent-style-name="Master1-Layout6-titleOnly-Sólo-el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Sólo-el-título_7e_LT_7e_Gliederung_20_3" style:display-name="Master1-Layout6-titleOnly-Sólo-el-título~LT~Gliederung 3" style:family="paragraph" style:parent-style-name="Master1-Layout6-titleOnly-Sólo-el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Sólo-el-título_7e_LT_7e_Gliederung_20_4" style:display-name="Master1-Layout6-titleOnly-Sólo-el-título~LT~Gliederung 4" style:family="paragraph" style:parent-style-name="Master1-Layout6-titleOnly-Sólo-el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ólo-el-título_7e_LT_7e_Gliederung_20_5" style:display-name="Master1-Layout6-titleOnly-Sólo-el-título~LT~Gliederung 5" style:family="paragraph" style:parent-style-name="Master1-Layout6-titleOnly-Sólo-el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ólo-el-título_7e_LT_7e_Gliederung_20_6" style:display-name="Master1-Layout6-titleOnly-Sólo-el-título~LT~Gliederung 6" style:family="paragraph" style:parent-style-name="Master1-Layout6-titleOnly-Sólo-el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ólo-el-título_7e_LT_7e_Gliederung_20_7" style:display-name="Master1-Layout6-titleOnly-Sólo-el-título~LT~Gliederung 7" style:family="paragraph" style:parent-style-name="Master1-Layout6-titleOnly-Sólo-el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ólo-el-título_7e_LT_7e_Gliederung_20_8" style:display-name="Master1-Layout6-titleOnly-Sólo-el-título~LT~Gliederung 8" style:family="paragraph" style:parent-style-name="Master1-Layout6-titleOnly-Sólo-el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ólo-el-título_7e_LT_7e_Gliederung_20_9" style:display-name="Master1-Layout6-titleOnly-Sólo-el-título~LT~Gliederung 9" style:family="paragraph" style:parent-style-name="Master1-Layout6-titleOnly-Sólo-el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Sólo-el-título_7e_LT_7e_Titel" style:display-name="Master1-Layout6-titleOnly-Sólo-el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Sólo-el-título_7e_LT_7e_Untertitel" style:display-name="Master1-Layout6-titleOnly-Sólo-el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Sólo-el-título_7e_LT_7e_Notizen" style:display-name="Master1-Layout6-titleOnly-Sólo-el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6-titleOnly-Sólo-el-título_7e_LT_7e_Hintergrundobjekte" style:display-name="Master1-Layout6-titleOnly-Sólo-el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6-titleOnly-Sólo-el-título_7e_LT_7e_Hintergrund" style:display-name="Master1-Layout6-titleOnly-Sólo-el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En-blanco_7e_LT_7e_Gliederung_20_1" style:display-name="Master1-Layout7-blank-En-blanc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En-blanco_7e_LT_7e_Gliederung_20_2" style:display-name="Master1-Layout7-blank-En-blanco~LT~Gliederung 2" style:family="paragraph" style:parent-style-name="Master1-Layout7-blank-En-blanc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En-blanco_7e_LT_7e_Gliederung_20_3" style:display-name="Master1-Layout7-blank-En-blanco~LT~Gliederung 3" style:family="paragraph" style:parent-style-name="Master1-Layout7-blank-En-blanc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En-blanco_7e_LT_7e_Gliederung_20_4" style:display-name="Master1-Layout7-blank-En-blanco~LT~Gliederung 4" style:family="paragraph" style:parent-style-name="Master1-Layout7-blank-En-blanc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n-blanco_7e_LT_7e_Gliederung_20_5" style:display-name="Master1-Layout7-blank-En-blanco~LT~Gliederung 5" style:family="paragraph" style:parent-style-name="Master1-Layout7-blank-En-blanc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n-blanco_7e_LT_7e_Gliederung_20_6" style:display-name="Master1-Layout7-blank-En-blanco~LT~Gliederung 6" style:family="paragraph" style:parent-style-name="Master1-Layout7-blank-En-blanc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n-blanco_7e_LT_7e_Gliederung_20_7" style:display-name="Master1-Layout7-blank-En-blanco~LT~Gliederung 7" style:family="paragraph" style:parent-style-name="Master1-Layout7-blank-En-blanc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n-blanco_7e_LT_7e_Gliederung_20_8" style:display-name="Master1-Layout7-blank-En-blanco~LT~Gliederung 8" style:family="paragraph" style:parent-style-name="Master1-Layout7-blank-En-blanc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n-blanco_7e_LT_7e_Gliederung_20_9" style:display-name="Master1-Layout7-blank-En-blanco~LT~Gliederung 9" style:family="paragraph" style:parent-style-name="Master1-Layout7-blank-En-blanc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En-blanco_7e_LT_7e_Titel" style:display-name="Master1-Layout7-blank-En-blanc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En-blanco_7e_LT_7e_Untertitel" style:display-name="Master1-Layout7-blank-En-blanc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En-blanco_7e_LT_7e_Notizen" style:display-name="Master1-Layout7-blank-En-blanc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7-blank-En-blanco_7e_LT_7e_Hintergrundobjekte" style:display-name="Master1-Layout7-blank-En-blanc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7-blank-En-blanco_7e_LT_7e_Hintergrund" style:display-name="Master1-Layout7-blank-En-blanc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Contenido-con-título_7e_LT_7e_Gliederung_20_1" style:display-name="Master1-Layout8-objTx-Contenido-con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ido-con-título_7e_LT_7e_Gliederung_20_2" style:display-name="Master1-Layout8-objTx-Contenido-con-título~LT~Gliederung 2" style:family="paragraph" style:parent-style-name="Master1-Layout8-objTx-Contenido-con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Contenido-con-título_7e_LT_7e_Gliederung_20_3" style:display-name="Master1-Layout8-objTx-Contenido-con-título~LT~Gliederung 3" style:family="paragraph" style:parent-style-name="Master1-Layout8-objTx-Contenido-con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Contenido-con-título_7e_LT_7e_Gliederung_20_4" style:display-name="Master1-Layout8-objTx-Contenido-con-título~LT~Gliederung 4" style:family="paragraph" style:parent-style-name="Master1-Layout8-objTx-Contenido-con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ido-con-título_7e_LT_7e_Gliederung_20_5" style:display-name="Master1-Layout8-objTx-Contenido-con-título~LT~Gliederung 5" style:family="paragraph" style:parent-style-name="Master1-Layout8-objTx-Contenido-con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ido-con-título_7e_LT_7e_Gliederung_20_6" style:display-name="Master1-Layout8-objTx-Contenido-con-título~LT~Gliederung 6" style:family="paragraph" style:parent-style-name="Master1-Layout8-objTx-Contenido-con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ido-con-título_7e_LT_7e_Gliederung_20_7" style:display-name="Master1-Layout8-objTx-Contenido-con-título~LT~Gliederung 7" style:family="paragraph" style:parent-style-name="Master1-Layout8-objTx-Contenido-con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ido-con-título_7e_LT_7e_Gliederung_20_8" style:display-name="Master1-Layout8-objTx-Contenido-con-título~LT~Gliederung 8" style:family="paragraph" style:parent-style-name="Master1-Layout8-objTx-Contenido-con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ido-con-título_7e_LT_7e_Gliederung_20_9" style:display-name="Master1-Layout8-objTx-Contenido-con-título~LT~Gliederung 9" style:family="paragraph" style:parent-style-name="Master1-Layout8-objTx-Contenido-con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Contenido-con-título_7e_LT_7e_Titel" style:display-name="Master1-Layout8-objTx-Contenido-con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ido-con-título_7e_LT_7e_Untertitel" style:display-name="Master1-Layout8-objTx-Contenido-con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ido-con-título_7e_LT_7e_Notizen" style:display-name="Master1-Layout8-objTx-Contenido-con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8-objTx-Contenido-con-título_7e_LT_7e_Hintergrundobjekte" style:display-name="Master1-Layout8-objTx-Contenido-con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8-objTx-Contenido-con-título_7e_LT_7e_Hintergrund" style:display-name="Master1-Layout8-objTx-Contenido-con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Imagen-con-título_7e_LT_7e_Gliederung_20_1" style:display-name="Master1-Layout9-picTx-Imagen-con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Imagen-con-título_7e_LT_7e_Gliederung_20_2" style:display-name="Master1-Layout9-picTx-Imagen-con-título~LT~Gliederung 2" style:family="paragraph" style:parent-style-name="Master1-Layout9-picTx-Imagen-con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Imagen-con-título_7e_LT_7e_Gliederung_20_3" style:display-name="Master1-Layout9-picTx-Imagen-con-título~LT~Gliederung 3" style:family="paragraph" style:parent-style-name="Master1-Layout9-picTx-Imagen-con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Imagen-con-título_7e_LT_7e_Gliederung_20_4" style:display-name="Master1-Layout9-picTx-Imagen-con-título~LT~Gliederung 4" style:family="paragraph" style:parent-style-name="Master1-Layout9-picTx-Imagen-con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n-con-título_7e_LT_7e_Gliederung_20_5" style:display-name="Master1-Layout9-picTx-Imagen-con-título~LT~Gliederung 5" style:family="paragraph" style:parent-style-name="Master1-Layout9-picTx-Imagen-con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n-con-título_7e_LT_7e_Gliederung_20_6" style:display-name="Master1-Layout9-picTx-Imagen-con-título~LT~Gliederung 6" style:family="paragraph" style:parent-style-name="Master1-Layout9-picTx-Imagen-con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n-con-título_7e_LT_7e_Gliederung_20_7" style:display-name="Master1-Layout9-picTx-Imagen-con-título~LT~Gliederung 7" style:family="paragraph" style:parent-style-name="Master1-Layout9-picTx-Imagen-con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n-con-título_7e_LT_7e_Gliederung_20_8" style:display-name="Master1-Layout9-picTx-Imagen-con-título~LT~Gliederung 8" style:family="paragraph" style:parent-style-name="Master1-Layout9-picTx-Imagen-con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n-con-título_7e_LT_7e_Gliederung_20_9" style:display-name="Master1-Layout9-picTx-Imagen-con-título~LT~Gliederung 9" style:family="paragraph" style:parent-style-name="Master1-Layout9-picTx-Imagen-con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Imagen-con-título_7e_LT_7e_Titel" style:display-name="Master1-Layout9-picTx-Imagen-con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Imagen-con-título_7e_LT_7e_Untertitel" style:display-name="Master1-Layout9-picTx-Imagen-con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Imagen-con-título_7e_LT_7e_Notizen" style:display-name="Master1-Layout9-picTx-Imagen-con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9-picTx-Imagen-con-título_7e_LT_7e_Hintergrundobjekte" style:display-name="Master1-Layout9-picTx-Imagen-con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9-picTx-Imagen-con-título_7e_LT_7e_Hintergrund" style:display-name="Master1-Layout9-picTx-Imagen-con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ítulo-y-texto-vertical_7e_LT_7e_Gliederung_20_1" style:display-name="Master1-Layout10-vertTx-Título-y-texto-vertical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ítulo-y-texto-vertical_7e_LT_7e_Gliederung_20_2" style:display-name="Master1-Layout10-vertTx-Título-y-texto-vertical~LT~Gliederung 2" style:family="paragraph" style:parent-style-name="Master1-Layout10-vertTx-Título-y-texto-vertical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Título-y-texto-vertical_7e_LT_7e_Gliederung_20_3" style:display-name="Master1-Layout10-vertTx-Título-y-texto-vertical~LT~Gliederung 3" style:family="paragraph" style:parent-style-name="Master1-Layout10-vertTx-Título-y-texto-vertical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Título-y-texto-vertical_7e_LT_7e_Gliederung_20_4" style:display-name="Master1-Layout10-vertTx-Título-y-texto-vertical~LT~Gliederung 4" style:family="paragraph" style:parent-style-name="Master1-Layout10-vertTx-Título-y-texto-vertical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y-texto-vertical_7e_LT_7e_Gliederung_20_5" style:display-name="Master1-Layout10-vertTx-Título-y-texto-vertical~LT~Gliederung 5" style:family="paragraph" style:parent-style-name="Master1-Layout10-vertTx-Título-y-texto-vertical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y-texto-vertical_7e_LT_7e_Gliederung_20_6" style:display-name="Master1-Layout10-vertTx-Título-y-texto-vertical~LT~Gliederung 6" style:family="paragraph" style:parent-style-name="Master1-Layout10-vertTx-Título-y-texto-vertical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y-texto-vertical_7e_LT_7e_Gliederung_20_7" style:display-name="Master1-Layout10-vertTx-Título-y-texto-vertical~LT~Gliederung 7" style:family="paragraph" style:parent-style-name="Master1-Layout10-vertTx-Título-y-texto-vertical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y-texto-vertical_7e_LT_7e_Gliederung_20_8" style:display-name="Master1-Layout10-vertTx-Título-y-texto-vertical~LT~Gliederung 8" style:family="paragraph" style:parent-style-name="Master1-Layout10-vertTx-Título-y-texto-vertical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y-texto-vertical_7e_LT_7e_Gliederung_20_9" style:display-name="Master1-Layout10-vertTx-Título-y-texto-vertical~LT~Gliederung 9" style:family="paragraph" style:parent-style-name="Master1-Layout10-vertTx-Título-y-texto-vertical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Título-y-texto-vertical_7e_LT_7e_Titel" style:display-name="Master1-Layout10-vertTx-Título-y-texto-vertical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ítulo-y-texto-vertical_7e_LT_7e_Untertitel" style:display-name="Master1-Layout10-vertTx-Título-y-texto-vertical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ítulo-y-texto-vertical_7e_LT_7e_Notizen" style:display-name="Master1-Layout10-vertTx-Título-y-texto-vertical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0-vertTx-Título-y-texto-vertical_7e_LT_7e_Hintergrundobjekte" style:display-name="Master1-Layout10-vertTx-Título-y-texto-vertical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0-vertTx-Título-y-texto-vertical_7e_LT_7e_Hintergrund" style:display-name="Master1-Layout10-vertTx-Título-y-texto-vertical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Título-vertical-y-texto_7e_LT_7e_Gliederung_20_1" style:display-name="Master1-Layout11-vertTitleAndTx-Título-vertical-y-text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Título-vertical-y-texto_7e_LT_7e_Gliederung_20_2" style:display-name="Master1-Layout11-vertTitleAndTx-Título-vertical-y-texto~LT~Gliederung 2" style:family="paragraph" style:parent-style-name="Master1-Layout11-vertTitleAndTx-Título-vertical-y-text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Título-vertical-y-texto_7e_LT_7e_Gliederung_20_3" style:display-name="Master1-Layout11-vertTitleAndTx-Título-vertical-y-texto~LT~Gliederung 3" style:family="paragraph" style:parent-style-name="Master1-Layout11-vertTitleAndTx-Título-vertical-y-text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Título-vertical-y-texto_7e_LT_7e_Gliederung_20_4" style:display-name="Master1-Layout11-vertTitleAndTx-Título-vertical-y-texto~LT~Gliederung 4" style:family="paragraph" style:parent-style-name="Master1-Layout11-vertTitleAndTx-Título-vertical-y-text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vertical-y-texto_7e_LT_7e_Gliederung_20_5" style:display-name="Master1-Layout11-vertTitleAndTx-Título-vertical-y-texto~LT~Gliederung 5" style:family="paragraph" style:parent-style-name="Master1-Layout11-vertTitleAndTx-Título-vertical-y-text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vertical-y-texto_7e_LT_7e_Gliederung_20_6" style:display-name="Master1-Layout11-vertTitleAndTx-Título-vertical-y-texto~LT~Gliederung 6" style:family="paragraph" style:parent-style-name="Master1-Layout11-vertTitleAndTx-Título-vertical-y-text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vertical-y-texto_7e_LT_7e_Gliederung_20_7" style:display-name="Master1-Layout11-vertTitleAndTx-Título-vertical-y-texto~LT~Gliederung 7" style:family="paragraph" style:parent-style-name="Master1-Layout11-vertTitleAndTx-Título-vertical-y-text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vertical-y-texto_7e_LT_7e_Gliederung_20_8" style:display-name="Master1-Layout11-vertTitleAndTx-Título-vertical-y-texto~LT~Gliederung 8" style:family="paragraph" style:parent-style-name="Master1-Layout11-vertTitleAndTx-Título-vertical-y-text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vertical-y-texto_7e_LT_7e_Gliederung_20_9" style:display-name="Master1-Layout11-vertTitleAndTx-Título-vertical-y-texto~LT~Gliederung 9" style:family="paragraph" style:parent-style-name="Master1-Layout11-vertTitleAndTx-Título-vertical-y-text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Título-vertical-y-texto_7e_LT_7e_Titel" style:display-name="Master1-Layout11-vertTitleAndTx-Título-vertical-y-text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Título-vertical-y-texto_7e_LT_7e_Untertitel" style:display-name="Master1-Layout11-vertTitleAndTx-Título-vertical-y-text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Título-vertical-y-texto_7e_LT_7e_Notizen" style:display-name="Master1-Layout11-vertTitleAndTx-Título-vertical-y-text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1-Layout11-vertTitleAndTx-Título-vertical-y-texto_7e_LT_7e_Hintergrundobjekte" style:display-name="Master1-Layout11-vertTitleAndTx-Título-vertical-y-text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1-Layout11-vertTitleAndTx-Título-vertical-y-texto_7e_LT_7e_Hintergrund" style:display-name="Master1-Layout11-vertTitleAndTx-Título-vertical-y-text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1_5f_Tema-de-Office_7e_LT_7e_Gliederung_20_1" style:display-name="Master2-1_Tema-de-Office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1_5f_Tema-de-Office_7e_LT_7e_Gliederung_20_2" style:display-name="Master2-1_Tema-de-Office~LT~Gliederung 2" style:family="paragraph" style:parent-style-name="Master2-1_5f_Tema-de-Office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1_5f_Tema-de-Office_7e_LT_7e_Gliederung_20_3" style:display-name="Master2-1_Tema-de-Office~LT~Gliederung 3" style:family="paragraph" style:parent-style-name="Master2-1_5f_Tema-de-Office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1_5f_Tema-de-Office_7e_LT_7e_Gliederung_20_4" style:display-name="Master2-1_Tema-de-Office~LT~Gliederung 4" style:family="paragraph" style:parent-style-name="Master2-1_5f_Tema-de-Office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1_5f_Tema-de-Office_7e_LT_7e_Gliederung_20_5" style:display-name="Master2-1_Tema-de-Office~LT~Gliederung 5" style:family="paragraph" style:parent-style-name="Master2-1_5f_Tema-de-Office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1_5f_Tema-de-Office_7e_LT_7e_Gliederung_20_6" style:display-name="Master2-1_Tema-de-Office~LT~Gliederung 6" style:family="paragraph" style:parent-style-name="Master2-1_5f_Tema-de-Office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1_5f_Tema-de-Office_7e_LT_7e_Gliederung_20_7" style:display-name="Master2-1_Tema-de-Office~LT~Gliederung 7" style:family="paragraph" style:parent-style-name="Master2-1_5f_Tema-de-Office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1_5f_Tema-de-Office_7e_LT_7e_Gliederung_20_8" style:display-name="Master2-1_Tema-de-Office~LT~Gliederung 8" style:family="paragraph" style:parent-style-name="Master2-1_5f_Tema-de-Office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1_5f_Tema-de-Office_7e_LT_7e_Gliederung_20_9" style:display-name="Master2-1_Tema-de-Office~LT~Gliederung 9" style:family="paragraph" style:parent-style-name="Master2-1_5f_Tema-de-Office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1_5f_Tema-de-Office_7e_LT_7e_Titel" style:display-name="Master2-1_Tema-de-Offic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1_5f_Tema-de-Office_7e_LT_7e_Untertitel" style:display-name="Master2-1_Tema-de-Offic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1_5f_Tema-de-Office_7e_LT_7e_Notizen" style:display-name="Master2-1_Tema-de-Offic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1_5f_Tema-de-Office_7e_LT_7e_Hintergrundobjekte" style:display-name="Master2-1_Tema-de-Office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1_5f_Tema-de-Office_7e_LT_7e_Hintergrund" style:display-name="Master2-1_Tema-de-Office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1-title-Diapositiva-de-título_7e_LT_7e_Gliederung_20_1" style:display-name="Master2-Layout1-title-Diapositiva-de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-title-Diapositiva-de-título_7e_LT_7e_Gliederung_20_2" style:display-name="Master2-Layout1-title-Diapositiva-de-título~LT~Gliederung 2" style:family="paragraph" style:parent-style-name="Master2-Layout1-title-Diapositiva-de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-title-Diapositiva-de-título_7e_LT_7e_Gliederung_20_3" style:display-name="Master2-Layout1-title-Diapositiva-de-título~LT~Gliederung 3" style:family="paragraph" style:parent-style-name="Master2-Layout1-title-Diapositiva-de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-title-Diapositiva-de-título_7e_LT_7e_Gliederung_20_4" style:display-name="Master2-Layout1-title-Diapositiva-de-título~LT~Gliederung 4" style:family="paragraph" style:parent-style-name="Master2-Layout1-title-Diapositiva-de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Diapositiva-de-título_7e_LT_7e_Gliederung_20_5" style:display-name="Master2-Layout1-title-Diapositiva-de-título~LT~Gliederung 5" style:family="paragraph" style:parent-style-name="Master2-Layout1-title-Diapositiva-de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Diapositiva-de-título_7e_LT_7e_Gliederung_20_6" style:display-name="Master2-Layout1-title-Diapositiva-de-título~LT~Gliederung 6" style:family="paragraph" style:parent-style-name="Master2-Layout1-title-Diapositiva-de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Diapositiva-de-título_7e_LT_7e_Gliederung_20_7" style:display-name="Master2-Layout1-title-Diapositiva-de-título~LT~Gliederung 7" style:family="paragraph" style:parent-style-name="Master2-Layout1-title-Diapositiva-de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Diapositiva-de-título_7e_LT_7e_Gliederung_20_8" style:display-name="Master2-Layout1-title-Diapositiva-de-título~LT~Gliederung 8" style:family="paragraph" style:parent-style-name="Master2-Layout1-title-Diapositiva-de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Diapositiva-de-título_7e_LT_7e_Gliederung_20_9" style:display-name="Master2-Layout1-title-Diapositiva-de-título~LT~Gliederung 9" style:family="paragraph" style:parent-style-name="Master2-Layout1-title-Diapositiva-de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-title-Diapositiva-de-título_7e_LT_7e_Titel" style:display-name="Master2-Layout1-title-Diapositiva-de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-title-Diapositiva-de-título_7e_LT_7e_Untertitel" style:display-name="Master2-Layout1-title-Diapositiva-de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-title-Diapositiva-de-título_7e_LT_7e_Notizen" style:display-name="Master2-Layout1-title-Diapositiva-de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-title-Diapositiva-de-título_7e_LT_7e_Hintergrundobjekte" style:display-name="Master2-Layout1-title-Diapositiva-de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1-title-Diapositiva-de-título_7e_LT_7e_Hintergrund" style:display-name="Master2-Layout1-title-Diapositiva-de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2-obj-Título-y-objetos_7e_LT_7e_Gliederung_20_1" style:display-name="Master2-Layout2-obj-Título-y-objetos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2-obj-Título-y-objetos_7e_LT_7e_Gliederung_20_2" style:display-name="Master2-Layout2-obj-Título-y-objetos~LT~Gliederung 2" style:family="paragraph" style:parent-style-name="Master2-Layout2-obj-Título-y-objetos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2-obj-Título-y-objetos_7e_LT_7e_Gliederung_20_3" style:display-name="Master2-Layout2-obj-Título-y-objetos~LT~Gliederung 3" style:family="paragraph" style:parent-style-name="Master2-Layout2-obj-Título-y-objetos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2-obj-Título-y-objetos_7e_LT_7e_Gliederung_20_4" style:display-name="Master2-Layout2-obj-Título-y-objetos~LT~Gliederung 4" style:family="paragraph" style:parent-style-name="Master2-Layout2-obj-Título-y-objetos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Título-y-objetos_7e_LT_7e_Gliederung_20_5" style:display-name="Master2-Layout2-obj-Título-y-objetos~LT~Gliederung 5" style:family="paragraph" style:parent-style-name="Master2-Layout2-obj-Título-y-objetos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Título-y-objetos_7e_LT_7e_Gliederung_20_6" style:display-name="Master2-Layout2-obj-Título-y-objetos~LT~Gliederung 6" style:family="paragraph" style:parent-style-name="Master2-Layout2-obj-Título-y-objetos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Título-y-objetos_7e_LT_7e_Gliederung_20_7" style:display-name="Master2-Layout2-obj-Título-y-objetos~LT~Gliederung 7" style:family="paragraph" style:parent-style-name="Master2-Layout2-obj-Título-y-objetos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Título-y-objetos_7e_LT_7e_Gliederung_20_8" style:display-name="Master2-Layout2-obj-Título-y-objetos~LT~Gliederung 8" style:family="paragraph" style:parent-style-name="Master2-Layout2-obj-Título-y-objetos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Título-y-objetos_7e_LT_7e_Gliederung_20_9" style:display-name="Master2-Layout2-obj-Título-y-objetos~LT~Gliederung 9" style:family="paragraph" style:parent-style-name="Master2-Layout2-obj-Título-y-objetos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2-obj-Título-y-objetos_7e_LT_7e_Titel" style:display-name="Master2-Layout2-obj-Título-y-objetos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2-obj-Título-y-objetos_7e_LT_7e_Untertitel" style:display-name="Master2-Layout2-obj-Título-y-objeto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2-obj-Título-y-objetos_7e_LT_7e_Notizen" style:display-name="Master2-Layout2-obj-Título-y-objeto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2-obj-Título-y-objetos_7e_LT_7e_Hintergrundobjekte" style:display-name="Master2-Layout2-obj-Título-y-objetos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2-obj-Título-y-objetos_7e_LT_7e_Hintergrund" style:display-name="Master2-Layout2-obj-Título-y-objetos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3-secHead-Encabezado-de-sección_7e_LT_7e_Gliederung_20_1" style:display-name="Master2-Layout3-secHead-Encabezado-de-sección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3-secHead-Encabezado-de-sección_7e_LT_7e_Gliederung_20_2" style:display-name="Master2-Layout3-secHead-Encabezado-de-sección~LT~Gliederung 2" style:family="paragraph" style:parent-style-name="Master2-Layout3-secHead-Encabezado-de-sección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3-secHead-Encabezado-de-sección_7e_LT_7e_Gliederung_20_3" style:display-name="Master2-Layout3-secHead-Encabezado-de-sección~LT~Gliederung 3" style:family="paragraph" style:parent-style-name="Master2-Layout3-secHead-Encabezado-de-sección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3-secHead-Encabezado-de-sección_7e_LT_7e_Gliederung_20_4" style:display-name="Master2-Layout3-secHead-Encabezado-de-sección~LT~Gliederung 4" style:family="paragraph" style:parent-style-name="Master2-Layout3-secHead-Encabezado-de-sección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Encabezado-de-sección_7e_LT_7e_Gliederung_20_5" style:display-name="Master2-Layout3-secHead-Encabezado-de-sección~LT~Gliederung 5" style:family="paragraph" style:parent-style-name="Master2-Layout3-secHead-Encabezado-de-sección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Encabezado-de-sección_7e_LT_7e_Gliederung_20_6" style:display-name="Master2-Layout3-secHead-Encabezado-de-sección~LT~Gliederung 6" style:family="paragraph" style:parent-style-name="Master2-Layout3-secHead-Encabezado-de-sección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Encabezado-de-sección_7e_LT_7e_Gliederung_20_7" style:display-name="Master2-Layout3-secHead-Encabezado-de-sección~LT~Gliederung 7" style:family="paragraph" style:parent-style-name="Master2-Layout3-secHead-Encabezado-de-sección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Encabezado-de-sección_7e_LT_7e_Gliederung_20_8" style:display-name="Master2-Layout3-secHead-Encabezado-de-sección~LT~Gliederung 8" style:family="paragraph" style:parent-style-name="Master2-Layout3-secHead-Encabezado-de-sección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Encabezado-de-sección_7e_LT_7e_Gliederung_20_9" style:display-name="Master2-Layout3-secHead-Encabezado-de-sección~LT~Gliederung 9" style:family="paragraph" style:parent-style-name="Master2-Layout3-secHead-Encabezado-de-sección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3-secHead-Encabezado-de-sección_7e_LT_7e_Titel" style:display-name="Master2-Layout3-secHead-Encabezado-de-secció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3-secHead-Encabezado-de-sección_7e_LT_7e_Untertitel" style:display-name="Master2-Layout3-secHead-Encabezado-de-secció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3-secHead-Encabezado-de-sección_7e_LT_7e_Notizen" style:display-name="Master2-Layout3-secHead-Encabezado-de-secció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3-secHead-Encabezado-de-sección_7e_LT_7e_Hintergrundobjekte" style:display-name="Master2-Layout3-secHead-Encabezado-de-secció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3-secHead-Encabezado-de-sección_7e_LT_7e_Hintergrund" style:display-name="Master2-Layout3-secHead-Encabezado-de-secció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4-twoObj-Dos-objetos_7e_LT_7e_Gliederung_20_1" style:display-name="Master2-Layout4-twoObj-Dos-objetos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4-twoObj-Dos-objetos_7e_LT_7e_Gliederung_20_2" style:display-name="Master2-Layout4-twoObj-Dos-objetos~LT~Gliederung 2" style:family="paragraph" style:parent-style-name="Master2-Layout4-twoObj-Dos-objetos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4-twoObj-Dos-objetos_7e_LT_7e_Gliederung_20_3" style:display-name="Master2-Layout4-twoObj-Dos-objetos~LT~Gliederung 3" style:family="paragraph" style:parent-style-name="Master2-Layout4-twoObj-Dos-objetos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4-twoObj-Dos-objetos_7e_LT_7e_Gliederung_20_4" style:display-name="Master2-Layout4-twoObj-Dos-objetos~LT~Gliederung 4" style:family="paragraph" style:parent-style-name="Master2-Layout4-twoObj-Dos-objetos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Dos-objetos_7e_LT_7e_Gliederung_20_5" style:display-name="Master2-Layout4-twoObj-Dos-objetos~LT~Gliederung 5" style:family="paragraph" style:parent-style-name="Master2-Layout4-twoObj-Dos-objetos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Dos-objetos_7e_LT_7e_Gliederung_20_6" style:display-name="Master2-Layout4-twoObj-Dos-objetos~LT~Gliederung 6" style:family="paragraph" style:parent-style-name="Master2-Layout4-twoObj-Dos-objetos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Dos-objetos_7e_LT_7e_Gliederung_20_7" style:display-name="Master2-Layout4-twoObj-Dos-objetos~LT~Gliederung 7" style:family="paragraph" style:parent-style-name="Master2-Layout4-twoObj-Dos-objetos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Dos-objetos_7e_LT_7e_Gliederung_20_8" style:display-name="Master2-Layout4-twoObj-Dos-objetos~LT~Gliederung 8" style:family="paragraph" style:parent-style-name="Master2-Layout4-twoObj-Dos-objetos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Dos-objetos_7e_LT_7e_Gliederung_20_9" style:display-name="Master2-Layout4-twoObj-Dos-objetos~LT~Gliederung 9" style:family="paragraph" style:parent-style-name="Master2-Layout4-twoObj-Dos-objetos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4-twoObj-Dos-objetos_7e_LT_7e_Titel" style:display-name="Master2-Layout4-twoObj-Dos-objetos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4-twoObj-Dos-objetos_7e_LT_7e_Untertitel" style:display-name="Master2-Layout4-twoObj-Dos-objeto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4-twoObj-Dos-objetos_7e_LT_7e_Notizen" style:display-name="Master2-Layout4-twoObj-Dos-objeto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4-twoObj-Dos-objetos_7e_LT_7e_Hintergrundobjekte" style:display-name="Master2-Layout4-twoObj-Dos-objetos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4-twoObj-Dos-objetos_7e_LT_7e_Hintergrund" style:display-name="Master2-Layout4-twoObj-Dos-objetos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5-twoTxTwoObj-Comparación_7e_LT_7e_Gliederung_20_1" style:display-name="Master2-Layout5-twoTxTwoObj-Comparación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5-twoTxTwoObj-Comparación_7e_LT_7e_Gliederung_20_2" style:display-name="Master2-Layout5-twoTxTwoObj-Comparación~LT~Gliederung 2" style:family="paragraph" style:parent-style-name="Master2-Layout5-twoTxTwoObj-Comparación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5-twoTxTwoObj-Comparación_7e_LT_7e_Gliederung_20_3" style:display-name="Master2-Layout5-twoTxTwoObj-Comparación~LT~Gliederung 3" style:family="paragraph" style:parent-style-name="Master2-Layout5-twoTxTwoObj-Comparación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5-twoTxTwoObj-Comparación_7e_LT_7e_Gliederung_20_4" style:display-name="Master2-Layout5-twoTxTwoObj-Comparación~LT~Gliederung 4" style:family="paragraph" style:parent-style-name="Master2-Layout5-twoTxTwoObj-Comparación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Comparación_7e_LT_7e_Gliederung_20_5" style:display-name="Master2-Layout5-twoTxTwoObj-Comparación~LT~Gliederung 5" style:family="paragraph" style:parent-style-name="Master2-Layout5-twoTxTwoObj-Comparación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Comparación_7e_LT_7e_Gliederung_20_6" style:display-name="Master2-Layout5-twoTxTwoObj-Comparación~LT~Gliederung 6" style:family="paragraph" style:parent-style-name="Master2-Layout5-twoTxTwoObj-Comparación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Comparación_7e_LT_7e_Gliederung_20_7" style:display-name="Master2-Layout5-twoTxTwoObj-Comparación~LT~Gliederung 7" style:family="paragraph" style:parent-style-name="Master2-Layout5-twoTxTwoObj-Comparación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Comparación_7e_LT_7e_Gliederung_20_8" style:display-name="Master2-Layout5-twoTxTwoObj-Comparación~LT~Gliederung 8" style:family="paragraph" style:parent-style-name="Master2-Layout5-twoTxTwoObj-Comparación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Comparación_7e_LT_7e_Gliederung_20_9" style:display-name="Master2-Layout5-twoTxTwoObj-Comparación~LT~Gliederung 9" style:family="paragraph" style:parent-style-name="Master2-Layout5-twoTxTwoObj-Comparación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5-twoTxTwoObj-Comparación_7e_LT_7e_Titel" style:display-name="Master2-Layout5-twoTxTwoObj-Comparació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5-twoTxTwoObj-Comparación_7e_LT_7e_Untertitel" style:display-name="Master2-Layout5-twoTxTwoObj-Comparació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5-twoTxTwoObj-Comparación_7e_LT_7e_Notizen" style:display-name="Master2-Layout5-twoTxTwoObj-Comparació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5-twoTxTwoObj-Comparación_7e_LT_7e_Hintergrundobjekte" style:display-name="Master2-Layout5-twoTxTwoObj-Comparació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5-twoTxTwoObj-Comparación_7e_LT_7e_Hintergrund" style:display-name="Master2-Layout5-twoTxTwoObj-Comparació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6-titleOnly-Sólo-el-título_7e_LT_7e_Gliederung_20_1" style:display-name="Master2-Layout6-titleOnly-Sólo-el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6-titleOnly-Sólo-el-título_7e_LT_7e_Gliederung_20_2" style:display-name="Master2-Layout6-titleOnly-Sólo-el-título~LT~Gliederung 2" style:family="paragraph" style:parent-style-name="Master2-Layout6-titleOnly-Sólo-el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6-titleOnly-Sólo-el-título_7e_LT_7e_Gliederung_20_3" style:display-name="Master2-Layout6-titleOnly-Sólo-el-título~LT~Gliederung 3" style:family="paragraph" style:parent-style-name="Master2-Layout6-titleOnly-Sólo-el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6-titleOnly-Sólo-el-título_7e_LT_7e_Gliederung_20_4" style:display-name="Master2-Layout6-titleOnly-Sólo-el-título~LT~Gliederung 4" style:family="paragraph" style:parent-style-name="Master2-Layout6-titleOnly-Sólo-el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Sólo-el-título_7e_LT_7e_Gliederung_20_5" style:display-name="Master2-Layout6-titleOnly-Sólo-el-título~LT~Gliederung 5" style:family="paragraph" style:parent-style-name="Master2-Layout6-titleOnly-Sólo-el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Sólo-el-título_7e_LT_7e_Gliederung_20_6" style:display-name="Master2-Layout6-titleOnly-Sólo-el-título~LT~Gliederung 6" style:family="paragraph" style:parent-style-name="Master2-Layout6-titleOnly-Sólo-el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Sólo-el-título_7e_LT_7e_Gliederung_20_7" style:display-name="Master2-Layout6-titleOnly-Sólo-el-título~LT~Gliederung 7" style:family="paragraph" style:parent-style-name="Master2-Layout6-titleOnly-Sólo-el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Sólo-el-título_7e_LT_7e_Gliederung_20_8" style:display-name="Master2-Layout6-titleOnly-Sólo-el-título~LT~Gliederung 8" style:family="paragraph" style:parent-style-name="Master2-Layout6-titleOnly-Sólo-el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Sólo-el-título_7e_LT_7e_Gliederung_20_9" style:display-name="Master2-Layout6-titleOnly-Sólo-el-título~LT~Gliederung 9" style:family="paragraph" style:parent-style-name="Master2-Layout6-titleOnly-Sólo-el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6-titleOnly-Sólo-el-título_7e_LT_7e_Titel" style:display-name="Master2-Layout6-titleOnly-Sólo-el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6-titleOnly-Sólo-el-título_7e_LT_7e_Untertitel" style:display-name="Master2-Layout6-titleOnly-Sólo-el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6-titleOnly-Sólo-el-título_7e_LT_7e_Notizen" style:display-name="Master2-Layout6-titleOnly-Sólo-el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6-titleOnly-Sólo-el-título_7e_LT_7e_Hintergrundobjekte" style:display-name="Master2-Layout6-titleOnly-Sólo-el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6-titleOnly-Sólo-el-título_7e_LT_7e_Hintergrund" style:display-name="Master2-Layout6-titleOnly-Sólo-el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7-blank-En-blanco_7e_LT_7e_Gliederung_20_1" style:display-name="Master2-Layout7-blank-En-blanc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7-blank-En-blanco_7e_LT_7e_Gliederung_20_2" style:display-name="Master2-Layout7-blank-En-blanco~LT~Gliederung 2" style:family="paragraph" style:parent-style-name="Master2-Layout7-blank-En-blanc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7-blank-En-blanco_7e_LT_7e_Gliederung_20_3" style:display-name="Master2-Layout7-blank-En-blanco~LT~Gliederung 3" style:family="paragraph" style:parent-style-name="Master2-Layout7-blank-En-blanc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7-blank-En-blanco_7e_LT_7e_Gliederung_20_4" style:display-name="Master2-Layout7-blank-En-blanco~LT~Gliederung 4" style:family="paragraph" style:parent-style-name="Master2-Layout7-blank-En-blanc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En-blanco_7e_LT_7e_Gliederung_20_5" style:display-name="Master2-Layout7-blank-En-blanco~LT~Gliederung 5" style:family="paragraph" style:parent-style-name="Master2-Layout7-blank-En-blanc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En-blanco_7e_LT_7e_Gliederung_20_6" style:display-name="Master2-Layout7-blank-En-blanco~LT~Gliederung 6" style:family="paragraph" style:parent-style-name="Master2-Layout7-blank-En-blanc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En-blanco_7e_LT_7e_Gliederung_20_7" style:display-name="Master2-Layout7-blank-En-blanco~LT~Gliederung 7" style:family="paragraph" style:parent-style-name="Master2-Layout7-blank-En-blanc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En-blanco_7e_LT_7e_Gliederung_20_8" style:display-name="Master2-Layout7-blank-En-blanco~LT~Gliederung 8" style:family="paragraph" style:parent-style-name="Master2-Layout7-blank-En-blanc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En-blanco_7e_LT_7e_Gliederung_20_9" style:display-name="Master2-Layout7-blank-En-blanco~LT~Gliederung 9" style:family="paragraph" style:parent-style-name="Master2-Layout7-blank-En-blanc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7-blank-En-blanco_7e_LT_7e_Titel" style:display-name="Master2-Layout7-blank-En-blanc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7-blank-En-blanco_7e_LT_7e_Untertitel" style:display-name="Master2-Layout7-blank-En-blanc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7-blank-En-blanco_7e_LT_7e_Notizen" style:display-name="Master2-Layout7-blank-En-blanc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7-blank-En-blanco_7e_LT_7e_Hintergrundobjekte" style:display-name="Master2-Layout7-blank-En-blanc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7-blank-En-blanco_7e_LT_7e_Hintergrund" style:display-name="Master2-Layout7-blank-En-blanc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8-objTx-Contenido-con-título_7e_LT_7e_Gliederung_20_1" style:display-name="Master2-Layout8-objTx-Contenido-con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8-objTx-Contenido-con-título_7e_LT_7e_Gliederung_20_2" style:display-name="Master2-Layout8-objTx-Contenido-con-título~LT~Gliederung 2" style:family="paragraph" style:parent-style-name="Master2-Layout8-objTx-Contenido-con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8-objTx-Contenido-con-título_7e_LT_7e_Gliederung_20_3" style:display-name="Master2-Layout8-objTx-Contenido-con-título~LT~Gliederung 3" style:family="paragraph" style:parent-style-name="Master2-Layout8-objTx-Contenido-con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8-objTx-Contenido-con-título_7e_LT_7e_Gliederung_20_4" style:display-name="Master2-Layout8-objTx-Contenido-con-título~LT~Gliederung 4" style:family="paragraph" style:parent-style-name="Master2-Layout8-objTx-Contenido-con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Contenido-con-título_7e_LT_7e_Gliederung_20_5" style:display-name="Master2-Layout8-objTx-Contenido-con-título~LT~Gliederung 5" style:family="paragraph" style:parent-style-name="Master2-Layout8-objTx-Contenido-con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Contenido-con-título_7e_LT_7e_Gliederung_20_6" style:display-name="Master2-Layout8-objTx-Contenido-con-título~LT~Gliederung 6" style:family="paragraph" style:parent-style-name="Master2-Layout8-objTx-Contenido-con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Contenido-con-título_7e_LT_7e_Gliederung_20_7" style:display-name="Master2-Layout8-objTx-Contenido-con-título~LT~Gliederung 7" style:family="paragraph" style:parent-style-name="Master2-Layout8-objTx-Contenido-con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Contenido-con-título_7e_LT_7e_Gliederung_20_8" style:display-name="Master2-Layout8-objTx-Contenido-con-título~LT~Gliederung 8" style:family="paragraph" style:parent-style-name="Master2-Layout8-objTx-Contenido-con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Contenido-con-título_7e_LT_7e_Gliederung_20_9" style:display-name="Master2-Layout8-objTx-Contenido-con-título~LT~Gliederung 9" style:family="paragraph" style:parent-style-name="Master2-Layout8-objTx-Contenido-con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8-objTx-Contenido-con-título_7e_LT_7e_Titel" style:display-name="Master2-Layout8-objTx-Contenido-con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8-objTx-Contenido-con-título_7e_LT_7e_Untertitel" style:display-name="Master2-Layout8-objTx-Contenido-con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8-objTx-Contenido-con-título_7e_LT_7e_Notizen" style:display-name="Master2-Layout8-objTx-Contenido-con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8-objTx-Contenido-con-título_7e_LT_7e_Hintergrundobjekte" style:display-name="Master2-Layout8-objTx-Contenido-con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8-objTx-Contenido-con-título_7e_LT_7e_Hintergrund" style:display-name="Master2-Layout8-objTx-Contenido-con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9-picTx-Imagen-con-título_7e_LT_7e_Gliederung_20_1" style:display-name="Master2-Layout9-picTx-Imagen-con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9-picTx-Imagen-con-título_7e_LT_7e_Gliederung_20_2" style:display-name="Master2-Layout9-picTx-Imagen-con-título~LT~Gliederung 2" style:family="paragraph" style:parent-style-name="Master2-Layout9-picTx-Imagen-con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9-picTx-Imagen-con-título_7e_LT_7e_Gliederung_20_3" style:display-name="Master2-Layout9-picTx-Imagen-con-título~LT~Gliederung 3" style:family="paragraph" style:parent-style-name="Master2-Layout9-picTx-Imagen-con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9-picTx-Imagen-con-título_7e_LT_7e_Gliederung_20_4" style:display-name="Master2-Layout9-picTx-Imagen-con-título~LT~Gliederung 4" style:family="paragraph" style:parent-style-name="Master2-Layout9-picTx-Imagen-con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Imagen-con-título_7e_LT_7e_Gliederung_20_5" style:display-name="Master2-Layout9-picTx-Imagen-con-título~LT~Gliederung 5" style:family="paragraph" style:parent-style-name="Master2-Layout9-picTx-Imagen-con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Imagen-con-título_7e_LT_7e_Gliederung_20_6" style:display-name="Master2-Layout9-picTx-Imagen-con-título~LT~Gliederung 6" style:family="paragraph" style:parent-style-name="Master2-Layout9-picTx-Imagen-con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Imagen-con-título_7e_LT_7e_Gliederung_20_7" style:display-name="Master2-Layout9-picTx-Imagen-con-título~LT~Gliederung 7" style:family="paragraph" style:parent-style-name="Master2-Layout9-picTx-Imagen-con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Imagen-con-título_7e_LT_7e_Gliederung_20_8" style:display-name="Master2-Layout9-picTx-Imagen-con-título~LT~Gliederung 8" style:family="paragraph" style:parent-style-name="Master2-Layout9-picTx-Imagen-con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Imagen-con-título_7e_LT_7e_Gliederung_20_9" style:display-name="Master2-Layout9-picTx-Imagen-con-título~LT~Gliederung 9" style:family="paragraph" style:parent-style-name="Master2-Layout9-picTx-Imagen-con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9-picTx-Imagen-con-título_7e_LT_7e_Titel" style:display-name="Master2-Layout9-picTx-Imagen-con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9-picTx-Imagen-con-título_7e_LT_7e_Untertitel" style:display-name="Master2-Layout9-picTx-Imagen-con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9-picTx-Imagen-con-título_7e_LT_7e_Notizen" style:display-name="Master2-Layout9-picTx-Imagen-con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9-picTx-Imagen-con-título_7e_LT_7e_Hintergrundobjekte" style:display-name="Master2-Layout9-picTx-Imagen-con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9-picTx-Imagen-con-título_7e_LT_7e_Hintergrund" style:display-name="Master2-Layout9-picTx-Imagen-con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10-vertTx-Título-y-texto-vertical_7e_LT_7e_Gliederung_20_1" style:display-name="Master2-Layout10-vertTx-Título-y-texto-vertical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0-vertTx-Título-y-texto-vertical_7e_LT_7e_Gliederung_20_2" style:display-name="Master2-Layout10-vertTx-Título-y-texto-vertical~LT~Gliederung 2" style:family="paragraph" style:parent-style-name="Master2-Layout10-vertTx-Título-y-texto-vertical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0-vertTx-Título-y-texto-vertical_7e_LT_7e_Gliederung_20_3" style:display-name="Master2-Layout10-vertTx-Título-y-texto-vertical~LT~Gliederung 3" style:family="paragraph" style:parent-style-name="Master2-Layout10-vertTx-Título-y-texto-vertical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0-vertTx-Título-y-texto-vertical_7e_LT_7e_Gliederung_20_4" style:display-name="Master2-Layout10-vertTx-Título-y-texto-vertical~LT~Gliederung 4" style:family="paragraph" style:parent-style-name="Master2-Layout10-vertTx-Título-y-texto-vertical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Título-y-texto-vertical_7e_LT_7e_Gliederung_20_5" style:display-name="Master2-Layout10-vertTx-Título-y-texto-vertical~LT~Gliederung 5" style:family="paragraph" style:parent-style-name="Master2-Layout10-vertTx-Título-y-texto-vertical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Título-y-texto-vertical_7e_LT_7e_Gliederung_20_6" style:display-name="Master2-Layout10-vertTx-Título-y-texto-vertical~LT~Gliederung 6" style:family="paragraph" style:parent-style-name="Master2-Layout10-vertTx-Título-y-texto-vertical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Título-y-texto-vertical_7e_LT_7e_Gliederung_20_7" style:display-name="Master2-Layout10-vertTx-Título-y-texto-vertical~LT~Gliederung 7" style:family="paragraph" style:parent-style-name="Master2-Layout10-vertTx-Título-y-texto-vertical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Título-y-texto-vertical_7e_LT_7e_Gliederung_20_8" style:display-name="Master2-Layout10-vertTx-Título-y-texto-vertical~LT~Gliederung 8" style:family="paragraph" style:parent-style-name="Master2-Layout10-vertTx-Título-y-texto-vertical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Título-y-texto-vertical_7e_LT_7e_Gliederung_20_9" style:display-name="Master2-Layout10-vertTx-Título-y-texto-vertical~LT~Gliederung 9" style:family="paragraph" style:parent-style-name="Master2-Layout10-vertTx-Título-y-texto-vertical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0-vertTx-Título-y-texto-vertical_7e_LT_7e_Titel" style:display-name="Master2-Layout10-vertTx-Título-y-texto-vertical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0-vertTx-Título-y-texto-vertical_7e_LT_7e_Untertitel" style:display-name="Master2-Layout10-vertTx-Título-y-texto-vertical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0-vertTx-Título-y-texto-vertical_7e_LT_7e_Notizen" style:display-name="Master2-Layout10-vertTx-Título-y-texto-vertical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0-vertTx-Título-y-texto-vertical_7e_LT_7e_Hintergrundobjekte" style:display-name="Master2-Layout10-vertTx-Título-y-texto-vertical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10-vertTx-Título-y-texto-vertical_7e_LT_7e_Hintergrund" style:display-name="Master2-Layout10-vertTx-Título-y-texto-vertical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11-vertTitleAndTx-Título-vertical-y-texto_7e_LT_7e_Gliederung_20_1" style:display-name="Master2-Layout11-vertTitleAndTx-Título-vertical-y-text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1-vertTitleAndTx-Título-vertical-y-texto_7e_LT_7e_Gliederung_20_2" style:display-name="Master2-Layout11-vertTitleAndTx-Título-vertical-y-texto~LT~Gliederung 2" style:family="paragraph" style:parent-style-name="Master2-Layout11-vertTitleAndTx-Título-vertical-y-text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2-Layout11-vertTitleAndTx-Título-vertical-y-texto_7e_LT_7e_Gliederung_20_3" style:display-name="Master2-Layout11-vertTitleAndTx-Título-vertical-y-texto~LT~Gliederung 3" style:family="paragraph" style:parent-style-name="Master2-Layout11-vertTitleAndTx-Título-vertical-y-text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2-Layout11-vertTitleAndTx-Título-vertical-y-texto_7e_LT_7e_Gliederung_20_4" style:display-name="Master2-Layout11-vertTitleAndTx-Título-vertical-y-texto~LT~Gliederung 4" style:family="paragraph" style:parent-style-name="Master2-Layout11-vertTitleAndTx-Título-vertical-y-text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Título-vertical-y-texto_7e_LT_7e_Gliederung_20_5" style:display-name="Master2-Layout11-vertTitleAndTx-Título-vertical-y-texto~LT~Gliederung 5" style:family="paragraph" style:parent-style-name="Master2-Layout11-vertTitleAndTx-Título-vertical-y-text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Título-vertical-y-texto_7e_LT_7e_Gliederung_20_6" style:display-name="Master2-Layout11-vertTitleAndTx-Título-vertical-y-texto~LT~Gliederung 6" style:family="paragraph" style:parent-style-name="Master2-Layout11-vertTitleAndTx-Título-vertical-y-text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Título-vertical-y-texto_7e_LT_7e_Gliederung_20_7" style:display-name="Master2-Layout11-vertTitleAndTx-Título-vertical-y-texto~LT~Gliederung 7" style:family="paragraph" style:parent-style-name="Master2-Layout11-vertTitleAndTx-Título-vertical-y-text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Título-vertical-y-texto_7e_LT_7e_Gliederung_20_8" style:display-name="Master2-Layout11-vertTitleAndTx-Título-vertical-y-texto~LT~Gliederung 8" style:family="paragraph" style:parent-style-name="Master2-Layout11-vertTitleAndTx-Título-vertical-y-text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Título-vertical-y-texto_7e_LT_7e_Gliederung_20_9" style:display-name="Master2-Layout11-vertTitleAndTx-Título-vertical-y-texto~LT~Gliederung 9" style:family="paragraph" style:parent-style-name="Master2-Layout11-vertTitleAndTx-Título-vertical-y-text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2-Layout11-vertTitleAndTx-Título-vertical-y-texto_7e_LT_7e_Titel" style:display-name="Master2-Layout11-vertTitleAndTx-Título-vertical-y-text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1-vertTitleAndTx-Título-vertical-y-texto_7e_LT_7e_Untertitel" style:display-name="Master2-Layout11-vertTitleAndTx-Título-vertical-y-text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1-vertTitleAndTx-Título-vertical-y-texto_7e_LT_7e_Notizen" style:display-name="Master2-Layout11-vertTitleAndTx-Título-vertical-y-text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2-Layout11-vertTitleAndTx-Título-vertical-y-texto_7e_LT_7e_Hintergrundobjekte" style:display-name="Master2-Layout11-vertTitleAndTx-Título-vertical-y-text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2-Layout11-vertTitleAndTx-Título-vertical-y-texto_7e_LT_7e_Hintergrund" style:display-name="Master2-Layout11-vertTitleAndTx-Título-vertical-y-text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2_5f_Tema-de-Office_7e_LT_7e_Gliederung_20_1" style:display-name="Master3-2_Tema-de-Office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2_5f_Tema-de-Office_7e_LT_7e_Gliederung_20_2" style:display-name="Master3-2_Tema-de-Office~LT~Gliederung 2" style:family="paragraph" style:parent-style-name="Master3-2_5f_Tema-de-Office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2_5f_Tema-de-Office_7e_LT_7e_Gliederung_20_3" style:display-name="Master3-2_Tema-de-Office~LT~Gliederung 3" style:family="paragraph" style:parent-style-name="Master3-2_5f_Tema-de-Office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2_5f_Tema-de-Office_7e_LT_7e_Gliederung_20_4" style:display-name="Master3-2_Tema-de-Office~LT~Gliederung 4" style:family="paragraph" style:parent-style-name="Master3-2_5f_Tema-de-Office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2_5f_Tema-de-Office_7e_LT_7e_Gliederung_20_5" style:display-name="Master3-2_Tema-de-Office~LT~Gliederung 5" style:family="paragraph" style:parent-style-name="Master3-2_5f_Tema-de-Office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2_5f_Tema-de-Office_7e_LT_7e_Gliederung_20_6" style:display-name="Master3-2_Tema-de-Office~LT~Gliederung 6" style:family="paragraph" style:parent-style-name="Master3-2_5f_Tema-de-Office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2_5f_Tema-de-Office_7e_LT_7e_Gliederung_20_7" style:display-name="Master3-2_Tema-de-Office~LT~Gliederung 7" style:family="paragraph" style:parent-style-name="Master3-2_5f_Tema-de-Office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2_5f_Tema-de-Office_7e_LT_7e_Gliederung_20_8" style:display-name="Master3-2_Tema-de-Office~LT~Gliederung 8" style:family="paragraph" style:parent-style-name="Master3-2_5f_Tema-de-Office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2_5f_Tema-de-Office_7e_LT_7e_Gliederung_20_9" style:display-name="Master3-2_Tema-de-Office~LT~Gliederung 9" style:family="paragraph" style:parent-style-name="Master3-2_5f_Tema-de-Office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2_5f_Tema-de-Office_7e_LT_7e_Titel" style:display-name="Master3-2_Tema-de-Offic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2_5f_Tema-de-Office_7e_LT_7e_Untertitel" style:display-name="Master3-2_Tema-de-Offic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2_5f_Tema-de-Office_7e_LT_7e_Notizen" style:display-name="Master3-2_Tema-de-Offic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2_5f_Tema-de-Office_7e_LT_7e_Hintergrundobjekte" style:display-name="Master3-2_Tema-de-Office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2_5f_Tema-de-Office_7e_LT_7e_Hintergrund" style:display-name="Master3-2_Tema-de-Office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1-title-Diapositiva-de-título_7e_LT_7e_Gliederung_20_1" style:display-name="Master3-Layout1-title-Diapositiva-de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-title-Diapositiva-de-título_7e_LT_7e_Gliederung_20_2" style:display-name="Master3-Layout1-title-Diapositiva-de-título~LT~Gliederung 2" style:family="paragraph" style:parent-style-name="Master3-Layout1-title-Diapositiva-de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1-title-Diapositiva-de-título_7e_LT_7e_Gliederung_20_3" style:display-name="Master3-Layout1-title-Diapositiva-de-título~LT~Gliederung 3" style:family="paragraph" style:parent-style-name="Master3-Layout1-title-Diapositiva-de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1-title-Diapositiva-de-título_7e_LT_7e_Gliederung_20_4" style:display-name="Master3-Layout1-title-Diapositiva-de-título~LT~Gliederung 4" style:family="paragraph" style:parent-style-name="Master3-Layout1-title-Diapositiva-de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-title-Diapositiva-de-título_7e_LT_7e_Gliederung_20_5" style:display-name="Master3-Layout1-title-Diapositiva-de-título~LT~Gliederung 5" style:family="paragraph" style:parent-style-name="Master3-Layout1-title-Diapositiva-de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-title-Diapositiva-de-título_7e_LT_7e_Gliederung_20_6" style:display-name="Master3-Layout1-title-Diapositiva-de-título~LT~Gliederung 6" style:family="paragraph" style:parent-style-name="Master3-Layout1-title-Diapositiva-de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-title-Diapositiva-de-título_7e_LT_7e_Gliederung_20_7" style:display-name="Master3-Layout1-title-Diapositiva-de-título~LT~Gliederung 7" style:family="paragraph" style:parent-style-name="Master3-Layout1-title-Diapositiva-de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-title-Diapositiva-de-título_7e_LT_7e_Gliederung_20_8" style:display-name="Master3-Layout1-title-Diapositiva-de-título~LT~Gliederung 8" style:family="paragraph" style:parent-style-name="Master3-Layout1-title-Diapositiva-de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-title-Diapositiva-de-título_7e_LT_7e_Gliederung_20_9" style:display-name="Master3-Layout1-title-Diapositiva-de-título~LT~Gliederung 9" style:family="paragraph" style:parent-style-name="Master3-Layout1-title-Diapositiva-de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-title-Diapositiva-de-título_7e_LT_7e_Titel" style:display-name="Master3-Layout1-title-Diapositiva-de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-title-Diapositiva-de-título_7e_LT_7e_Untertitel" style:display-name="Master3-Layout1-title-Diapositiva-de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-title-Diapositiva-de-título_7e_LT_7e_Notizen" style:display-name="Master3-Layout1-title-Diapositiva-de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-title-Diapositiva-de-título_7e_LT_7e_Hintergrundobjekte" style:display-name="Master3-Layout1-title-Diapositiva-de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1-title-Diapositiva-de-título_7e_LT_7e_Hintergrund" style:display-name="Master3-Layout1-title-Diapositiva-de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2-obj-Título-y-objetos_7e_LT_7e_Gliederung_20_1" style:display-name="Master3-Layout2-obj-Título-y-objetos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2-obj-Título-y-objetos_7e_LT_7e_Gliederung_20_2" style:display-name="Master3-Layout2-obj-Título-y-objetos~LT~Gliederung 2" style:family="paragraph" style:parent-style-name="Master3-Layout2-obj-Título-y-objetos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2-obj-Título-y-objetos_7e_LT_7e_Gliederung_20_3" style:display-name="Master3-Layout2-obj-Título-y-objetos~LT~Gliederung 3" style:family="paragraph" style:parent-style-name="Master3-Layout2-obj-Título-y-objetos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2-obj-Título-y-objetos_7e_LT_7e_Gliederung_20_4" style:display-name="Master3-Layout2-obj-Título-y-objetos~LT~Gliederung 4" style:family="paragraph" style:parent-style-name="Master3-Layout2-obj-Título-y-objetos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2-obj-Título-y-objetos_7e_LT_7e_Gliederung_20_5" style:display-name="Master3-Layout2-obj-Título-y-objetos~LT~Gliederung 5" style:family="paragraph" style:parent-style-name="Master3-Layout2-obj-Título-y-objetos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2-obj-Título-y-objetos_7e_LT_7e_Gliederung_20_6" style:display-name="Master3-Layout2-obj-Título-y-objetos~LT~Gliederung 6" style:family="paragraph" style:parent-style-name="Master3-Layout2-obj-Título-y-objetos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2-obj-Título-y-objetos_7e_LT_7e_Gliederung_20_7" style:display-name="Master3-Layout2-obj-Título-y-objetos~LT~Gliederung 7" style:family="paragraph" style:parent-style-name="Master3-Layout2-obj-Título-y-objetos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2-obj-Título-y-objetos_7e_LT_7e_Gliederung_20_8" style:display-name="Master3-Layout2-obj-Título-y-objetos~LT~Gliederung 8" style:family="paragraph" style:parent-style-name="Master3-Layout2-obj-Título-y-objetos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2-obj-Título-y-objetos_7e_LT_7e_Gliederung_20_9" style:display-name="Master3-Layout2-obj-Título-y-objetos~LT~Gliederung 9" style:family="paragraph" style:parent-style-name="Master3-Layout2-obj-Título-y-objetos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2-obj-Título-y-objetos_7e_LT_7e_Titel" style:display-name="Master3-Layout2-obj-Título-y-objetos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2-obj-Título-y-objetos_7e_LT_7e_Untertitel" style:display-name="Master3-Layout2-obj-Título-y-objeto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2-obj-Título-y-objetos_7e_LT_7e_Notizen" style:display-name="Master3-Layout2-obj-Título-y-objeto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2-obj-Título-y-objetos_7e_LT_7e_Hintergrundobjekte" style:display-name="Master3-Layout2-obj-Título-y-objetos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2-obj-Título-y-objetos_7e_LT_7e_Hintergrund" style:display-name="Master3-Layout2-obj-Título-y-objetos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3-secHead-Encabezado-de-sección_7e_LT_7e_Gliederung_20_1" style:display-name="Master3-Layout3-secHead-Encabezado-de-sección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3-secHead-Encabezado-de-sección_7e_LT_7e_Gliederung_20_2" style:display-name="Master3-Layout3-secHead-Encabezado-de-sección~LT~Gliederung 2" style:family="paragraph" style:parent-style-name="Master3-Layout3-secHead-Encabezado-de-sección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3-secHead-Encabezado-de-sección_7e_LT_7e_Gliederung_20_3" style:display-name="Master3-Layout3-secHead-Encabezado-de-sección~LT~Gliederung 3" style:family="paragraph" style:parent-style-name="Master3-Layout3-secHead-Encabezado-de-sección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3-secHead-Encabezado-de-sección_7e_LT_7e_Gliederung_20_4" style:display-name="Master3-Layout3-secHead-Encabezado-de-sección~LT~Gliederung 4" style:family="paragraph" style:parent-style-name="Master3-Layout3-secHead-Encabezado-de-sección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3-secHead-Encabezado-de-sección_7e_LT_7e_Gliederung_20_5" style:display-name="Master3-Layout3-secHead-Encabezado-de-sección~LT~Gliederung 5" style:family="paragraph" style:parent-style-name="Master3-Layout3-secHead-Encabezado-de-sección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3-secHead-Encabezado-de-sección_7e_LT_7e_Gliederung_20_6" style:display-name="Master3-Layout3-secHead-Encabezado-de-sección~LT~Gliederung 6" style:family="paragraph" style:parent-style-name="Master3-Layout3-secHead-Encabezado-de-sección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3-secHead-Encabezado-de-sección_7e_LT_7e_Gliederung_20_7" style:display-name="Master3-Layout3-secHead-Encabezado-de-sección~LT~Gliederung 7" style:family="paragraph" style:parent-style-name="Master3-Layout3-secHead-Encabezado-de-sección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3-secHead-Encabezado-de-sección_7e_LT_7e_Gliederung_20_8" style:display-name="Master3-Layout3-secHead-Encabezado-de-sección~LT~Gliederung 8" style:family="paragraph" style:parent-style-name="Master3-Layout3-secHead-Encabezado-de-sección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3-secHead-Encabezado-de-sección_7e_LT_7e_Gliederung_20_9" style:display-name="Master3-Layout3-secHead-Encabezado-de-sección~LT~Gliederung 9" style:family="paragraph" style:parent-style-name="Master3-Layout3-secHead-Encabezado-de-sección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3-secHead-Encabezado-de-sección_7e_LT_7e_Titel" style:display-name="Master3-Layout3-secHead-Encabezado-de-secció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3-secHead-Encabezado-de-sección_7e_LT_7e_Untertitel" style:display-name="Master3-Layout3-secHead-Encabezado-de-secció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3-secHead-Encabezado-de-sección_7e_LT_7e_Notizen" style:display-name="Master3-Layout3-secHead-Encabezado-de-secció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3-secHead-Encabezado-de-sección_7e_LT_7e_Hintergrundobjekte" style:display-name="Master3-Layout3-secHead-Encabezado-de-secció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3-secHead-Encabezado-de-sección_7e_LT_7e_Hintergrund" style:display-name="Master3-Layout3-secHead-Encabezado-de-secció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4-twoObj-Dos-objetos_7e_LT_7e_Gliederung_20_1" style:display-name="Master3-Layout4-twoObj-Dos-objetos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4-twoObj-Dos-objetos_7e_LT_7e_Gliederung_20_2" style:display-name="Master3-Layout4-twoObj-Dos-objetos~LT~Gliederung 2" style:family="paragraph" style:parent-style-name="Master3-Layout4-twoObj-Dos-objetos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4-twoObj-Dos-objetos_7e_LT_7e_Gliederung_20_3" style:display-name="Master3-Layout4-twoObj-Dos-objetos~LT~Gliederung 3" style:family="paragraph" style:parent-style-name="Master3-Layout4-twoObj-Dos-objetos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4-twoObj-Dos-objetos_7e_LT_7e_Gliederung_20_4" style:display-name="Master3-Layout4-twoObj-Dos-objetos~LT~Gliederung 4" style:family="paragraph" style:parent-style-name="Master3-Layout4-twoObj-Dos-objetos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4-twoObj-Dos-objetos_7e_LT_7e_Gliederung_20_5" style:display-name="Master3-Layout4-twoObj-Dos-objetos~LT~Gliederung 5" style:family="paragraph" style:parent-style-name="Master3-Layout4-twoObj-Dos-objetos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4-twoObj-Dos-objetos_7e_LT_7e_Gliederung_20_6" style:display-name="Master3-Layout4-twoObj-Dos-objetos~LT~Gliederung 6" style:family="paragraph" style:parent-style-name="Master3-Layout4-twoObj-Dos-objetos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4-twoObj-Dos-objetos_7e_LT_7e_Gliederung_20_7" style:display-name="Master3-Layout4-twoObj-Dos-objetos~LT~Gliederung 7" style:family="paragraph" style:parent-style-name="Master3-Layout4-twoObj-Dos-objetos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4-twoObj-Dos-objetos_7e_LT_7e_Gliederung_20_8" style:display-name="Master3-Layout4-twoObj-Dos-objetos~LT~Gliederung 8" style:family="paragraph" style:parent-style-name="Master3-Layout4-twoObj-Dos-objetos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4-twoObj-Dos-objetos_7e_LT_7e_Gliederung_20_9" style:display-name="Master3-Layout4-twoObj-Dos-objetos~LT~Gliederung 9" style:family="paragraph" style:parent-style-name="Master3-Layout4-twoObj-Dos-objetos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4-twoObj-Dos-objetos_7e_LT_7e_Titel" style:display-name="Master3-Layout4-twoObj-Dos-objetos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4-twoObj-Dos-objetos_7e_LT_7e_Untertitel" style:display-name="Master3-Layout4-twoObj-Dos-objetos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4-twoObj-Dos-objetos_7e_LT_7e_Notizen" style:display-name="Master3-Layout4-twoObj-Dos-objetos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4-twoObj-Dos-objetos_7e_LT_7e_Hintergrundobjekte" style:display-name="Master3-Layout4-twoObj-Dos-objetos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4-twoObj-Dos-objetos_7e_LT_7e_Hintergrund" style:display-name="Master3-Layout4-twoObj-Dos-objetos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5-twoTxTwoObj-Comparación_7e_LT_7e_Gliederung_20_1" style:display-name="Master3-Layout5-twoTxTwoObj-Comparación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5-twoTxTwoObj-Comparación_7e_LT_7e_Gliederung_20_2" style:display-name="Master3-Layout5-twoTxTwoObj-Comparación~LT~Gliederung 2" style:family="paragraph" style:parent-style-name="Master3-Layout5-twoTxTwoObj-Comparación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5-twoTxTwoObj-Comparación_7e_LT_7e_Gliederung_20_3" style:display-name="Master3-Layout5-twoTxTwoObj-Comparación~LT~Gliederung 3" style:family="paragraph" style:parent-style-name="Master3-Layout5-twoTxTwoObj-Comparación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5-twoTxTwoObj-Comparación_7e_LT_7e_Gliederung_20_4" style:display-name="Master3-Layout5-twoTxTwoObj-Comparación~LT~Gliederung 4" style:family="paragraph" style:parent-style-name="Master3-Layout5-twoTxTwoObj-Comparación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5-twoTxTwoObj-Comparación_7e_LT_7e_Gliederung_20_5" style:display-name="Master3-Layout5-twoTxTwoObj-Comparación~LT~Gliederung 5" style:family="paragraph" style:parent-style-name="Master3-Layout5-twoTxTwoObj-Comparación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5-twoTxTwoObj-Comparación_7e_LT_7e_Gliederung_20_6" style:display-name="Master3-Layout5-twoTxTwoObj-Comparación~LT~Gliederung 6" style:family="paragraph" style:parent-style-name="Master3-Layout5-twoTxTwoObj-Comparación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5-twoTxTwoObj-Comparación_7e_LT_7e_Gliederung_20_7" style:display-name="Master3-Layout5-twoTxTwoObj-Comparación~LT~Gliederung 7" style:family="paragraph" style:parent-style-name="Master3-Layout5-twoTxTwoObj-Comparación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5-twoTxTwoObj-Comparación_7e_LT_7e_Gliederung_20_8" style:display-name="Master3-Layout5-twoTxTwoObj-Comparación~LT~Gliederung 8" style:family="paragraph" style:parent-style-name="Master3-Layout5-twoTxTwoObj-Comparación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5-twoTxTwoObj-Comparación_7e_LT_7e_Gliederung_20_9" style:display-name="Master3-Layout5-twoTxTwoObj-Comparación~LT~Gliederung 9" style:family="paragraph" style:parent-style-name="Master3-Layout5-twoTxTwoObj-Comparación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5-twoTxTwoObj-Comparación_7e_LT_7e_Titel" style:display-name="Master3-Layout5-twoTxTwoObj-Comparación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5-twoTxTwoObj-Comparación_7e_LT_7e_Untertitel" style:display-name="Master3-Layout5-twoTxTwoObj-Comparación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5-twoTxTwoObj-Comparación_7e_LT_7e_Notizen" style:display-name="Master3-Layout5-twoTxTwoObj-Comparación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5-twoTxTwoObj-Comparación_7e_LT_7e_Hintergrundobjekte" style:display-name="Master3-Layout5-twoTxTwoObj-Comparación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5-twoTxTwoObj-Comparación_7e_LT_7e_Hintergrund" style:display-name="Master3-Layout5-twoTxTwoObj-Comparación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6-titleOnly-Sólo-el-título_7e_LT_7e_Gliederung_20_1" style:display-name="Master3-Layout6-titleOnly-Sólo-el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6-titleOnly-Sólo-el-título_7e_LT_7e_Gliederung_20_2" style:display-name="Master3-Layout6-titleOnly-Sólo-el-título~LT~Gliederung 2" style:family="paragraph" style:parent-style-name="Master3-Layout6-titleOnly-Sólo-el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6-titleOnly-Sólo-el-título_7e_LT_7e_Gliederung_20_3" style:display-name="Master3-Layout6-titleOnly-Sólo-el-título~LT~Gliederung 3" style:family="paragraph" style:parent-style-name="Master3-Layout6-titleOnly-Sólo-el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6-titleOnly-Sólo-el-título_7e_LT_7e_Gliederung_20_4" style:display-name="Master3-Layout6-titleOnly-Sólo-el-título~LT~Gliederung 4" style:family="paragraph" style:parent-style-name="Master3-Layout6-titleOnly-Sólo-el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6-titleOnly-Sólo-el-título_7e_LT_7e_Gliederung_20_5" style:display-name="Master3-Layout6-titleOnly-Sólo-el-título~LT~Gliederung 5" style:family="paragraph" style:parent-style-name="Master3-Layout6-titleOnly-Sólo-el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6-titleOnly-Sólo-el-título_7e_LT_7e_Gliederung_20_6" style:display-name="Master3-Layout6-titleOnly-Sólo-el-título~LT~Gliederung 6" style:family="paragraph" style:parent-style-name="Master3-Layout6-titleOnly-Sólo-el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6-titleOnly-Sólo-el-título_7e_LT_7e_Gliederung_20_7" style:display-name="Master3-Layout6-titleOnly-Sólo-el-título~LT~Gliederung 7" style:family="paragraph" style:parent-style-name="Master3-Layout6-titleOnly-Sólo-el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6-titleOnly-Sólo-el-título_7e_LT_7e_Gliederung_20_8" style:display-name="Master3-Layout6-titleOnly-Sólo-el-título~LT~Gliederung 8" style:family="paragraph" style:parent-style-name="Master3-Layout6-titleOnly-Sólo-el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6-titleOnly-Sólo-el-título_7e_LT_7e_Gliederung_20_9" style:display-name="Master3-Layout6-titleOnly-Sólo-el-título~LT~Gliederung 9" style:family="paragraph" style:parent-style-name="Master3-Layout6-titleOnly-Sólo-el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6-titleOnly-Sólo-el-título_7e_LT_7e_Titel" style:display-name="Master3-Layout6-titleOnly-Sólo-el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6-titleOnly-Sólo-el-título_7e_LT_7e_Untertitel" style:display-name="Master3-Layout6-titleOnly-Sólo-el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6-titleOnly-Sólo-el-título_7e_LT_7e_Notizen" style:display-name="Master3-Layout6-titleOnly-Sólo-el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6-titleOnly-Sólo-el-título_7e_LT_7e_Hintergrundobjekte" style:display-name="Master3-Layout6-titleOnly-Sólo-el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6-titleOnly-Sólo-el-título_7e_LT_7e_Hintergrund" style:display-name="Master3-Layout6-titleOnly-Sólo-el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7-blank-En-blanco_7e_LT_7e_Gliederung_20_1" style:display-name="Master3-Layout7-blank-En-blanc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7-blank-En-blanco_7e_LT_7e_Gliederung_20_2" style:display-name="Master3-Layout7-blank-En-blanco~LT~Gliederung 2" style:family="paragraph" style:parent-style-name="Master3-Layout7-blank-En-blanc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7-blank-En-blanco_7e_LT_7e_Gliederung_20_3" style:display-name="Master3-Layout7-blank-En-blanco~LT~Gliederung 3" style:family="paragraph" style:parent-style-name="Master3-Layout7-blank-En-blanc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7-blank-En-blanco_7e_LT_7e_Gliederung_20_4" style:display-name="Master3-Layout7-blank-En-blanco~LT~Gliederung 4" style:family="paragraph" style:parent-style-name="Master3-Layout7-blank-En-blanc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7-blank-En-blanco_7e_LT_7e_Gliederung_20_5" style:display-name="Master3-Layout7-blank-En-blanco~LT~Gliederung 5" style:family="paragraph" style:parent-style-name="Master3-Layout7-blank-En-blanc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7-blank-En-blanco_7e_LT_7e_Gliederung_20_6" style:display-name="Master3-Layout7-blank-En-blanco~LT~Gliederung 6" style:family="paragraph" style:parent-style-name="Master3-Layout7-blank-En-blanc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7-blank-En-blanco_7e_LT_7e_Gliederung_20_7" style:display-name="Master3-Layout7-blank-En-blanco~LT~Gliederung 7" style:family="paragraph" style:parent-style-name="Master3-Layout7-blank-En-blanc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7-blank-En-blanco_7e_LT_7e_Gliederung_20_8" style:display-name="Master3-Layout7-blank-En-blanco~LT~Gliederung 8" style:family="paragraph" style:parent-style-name="Master3-Layout7-blank-En-blanc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7-blank-En-blanco_7e_LT_7e_Gliederung_20_9" style:display-name="Master3-Layout7-blank-En-blanco~LT~Gliederung 9" style:family="paragraph" style:parent-style-name="Master3-Layout7-blank-En-blanc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7-blank-En-blanco_7e_LT_7e_Titel" style:display-name="Master3-Layout7-blank-En-blanc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7-blank-En-blanco_7e_LT_7e_Untertitel" style:display-name="Master3-Layout7-blank-En-blanc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7-blank-En-blanco_7e_LT_7e_Notizen" style:display-name="Master3-Layout7-blank-En-blanc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7-blank-En-blanco_7e_LT_7e_Hintergrundobjekte" style:display-name="Master3-Layout7-blank-En-blanc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7-blank-En-blanco_7e_LT_7e_Hintergrund" style:display-name="Master3-Layout7-blank-En-blanc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8-objTx-Contenido-con-título_7e_LT_7e_Gliederung_20_1" style:display-name="Master3-Layout8-objTx-Contenido-con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8-objTx-Contenido-con-título_7e_LT_7e_Gliederung_20_2" style:display-name="Master3-Layout8-objTx-Contenido-con-título~LT~Gliederung 2" style:family="paragraph" style:parent-style-name="Master3-Layout8-objTx-Contenido-con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8-objTx-Contenido-con-título_7e_LT_7e_Gliederung_20_3" style:display-name="Master3-Layout8-objTx-Contenido-con-título~LT~Gliederung 3" style:family="paragraph" style:parent-style-name="Master3-Layout8-objTx-Contenido-con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8-objTx-Contenido-con-título_7e_LT_7e_Gliederung_20_4" style:display-name="Master3-Layout8-objTx-Contenido-con-título~LT~Gliederung 4" style:family="paragraph" style:parent-style-name="Master3-Layout8-objTx-Contenido-con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8-objTx-Contenido-con-título_7e_LT_7e_Gliederung_20_5" style:display-name="Master3-Layout8-objTx-Contenido-con-título~LT~Gliederung 5" style:family="paragraph" style:parent-style-name="Master3-Layout8-objTx-Contenido-con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8-objTx-Contenido-con-título_7e_LT_7e_Gliederung_20_6" style:display-name="Master3-Layout8-objTx-Contenido-con-título~LT~Gliederung 6" style:family="paragraph" style:parent-style-name="Master3-Layout8-objTx-Contenido-con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8-objTx-Contenido-con-título_7e_LT_7e_Gliederung_20_7" style:display-name="Master3-Layout8-objTx-Contenido-con-título~LT~Gliederung 7" style:family="paragraph" style:parent-style-name="Master3-Layout8-objTx-Contenido-con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8-objTx-Contenido-con-título_7e_LT_7e_Gliederung_20_8" style:display-name="Master3-Layout8-objTx-Contenido-con-título~LT~Gliederung 8" style:family="paragraph" style:parent-style-name="Master3-Layout8-objTx-Contenido-con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8-objTx-Contenido-con-título_7e_LT_7e_Gliederung_20_9" style:display-name="Master3-Layout8-objTx-Contenido-con-título~LT~Gliederung 9" style:family="paragraph" style:parent-style-name="Master3-Layout8-objTx-Contenido-con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8-objTx-Contenido-con-título_7e_LT_7e_Titel" style:display-name="Master3-Layout8-objTx-Contenido-con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8-objTx-Contenido-con-título_7e_LT_7e_Untertitel" style:display-name="Master3-Layout8-objTx-Contenido-con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8-objTx-Contenido-con-título_7e_LT_7e_Notizen" style:display-name="Master3-Layout8-objTx-Contenido-con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8-objTx-Contenido-con-título_7e_LT_7e_Hintergrundobjekte" style:display-name="Master3-Layout8-objTx-Contenido-con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8-objTx-Contenido-con-título_7e_LT_7e_Hintergrund" style:display-name="Master3-Layout8-objTx-Contenido-con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9-picTx-Imagen-con-título_7e_LT_7e_Gliederung_20_1" style:display-name="Master3-Layout9-picTx-Imagen-con-títul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9-picTx-Imagen-con-título_7e_LT_7e_Gliederung_20_2" style:display-name="Master3-Layout9-picTx-Imagen-con-título~LT~Gliederung 2" style:family="paragraph" style:parent-style-name="Master3-Layout9-picTx-Imagen-con-títul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9-picTx-Imagen-con-título_7e_LT_7e_Gliederung_20_3" style:display-name="Master3-Layout9-picTx-Imagen-con-título~LT~Gliederung 3" style:family="paragraph" style:parent-style-name="Master3-Layout9-picTx-Imagen-con-títul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9-picTx-Imagen-con-título_7e_LT_7e_Gliederung_20_4" style:display-name="Master3-Layout9-picTx-Imagen-con-título~LT~Gliederung 4" style:family="paragraph" style:parent-style-name="Master3-Layout9-picTx-Imagen-con-títul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9-picTx-Imagen-con-título_7e_LT_7e_Gliederung_20_5" style:display-name="Master3-Layout9-picTx-Imagen-con-título~LT~Gliederung 5" style:family="paragraph" style:parent-style-name="Master3-Layout9-picTx-Imagen-con-títul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9-picTx-Imagen-con-título_7e_LT_7e_Gliederung_20_6" style:display-name="Master3-Layout9-picTx-Imagen-con-título~LT~Gliederung 6" style:family="paragraph" style:parent-style-name="Master3-Layout9-picTx-Imagen-con-títul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9-picTx-Imagen-con-título_7e_LT_7e_Gliederung_20_7" style:display-name="Master3-Layout9-picTx-Imagen-con-título~LT~Gliederung 7" style:family="paragraph" style:parent-style-name="Master3-Layout9-picTx-Imagen-con-títul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9-picTx-Imagen-con-título_7e_LT_7e_Gliederung_20_8" style:display-name="Master3-Layout9-picTx-Imagen-con-título~LT~Gliederung 8" style:family="paragraph" style:parent-style-name="Master3-Layout9-picTx-Imagen-con-títul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9-picTx-Imagen-con-título_7e_LT_7e_Gliederung_20_9" style:display-name="Master3-Layout9-picTx-Imagen-con-título~LT~Gliederung 9" style:family="paragraph" style:parent-style-name="Master3-Layout9-picTx-Imagen-con-títul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9-picTx-Imagen-con-título_7e_LT_7e_Titel" style:display-name="Master3-Layout9-picTx-Imagen-con-títul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9-picTx-Imagen-con-título_7e_LT_7e_Untertitel" style:display-name="Master3-Layout9-picTx-Imagen-con-títul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9-picTx-Imagen-con-título_7e_LT_7e_Notizen" style:display-name="Master3-Layout9-picTx-Imagen-con-títul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9-picTx-Imagen-con-título_7e_LT_7e_Hintergrundobjekte" style:display-name="Master3-Layout9-picTx-Imagen-con-títul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9-picTx-Imagen-con-título_7e_LT_7e_Hintergrund" style:display-name="Master3-Layout9-picTx-Imagen-con-títul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10-vertTx-Título-y-texto-vertical_7e_LT_7e_Gliederung_20_1" style:display-name="Master3-Layout10-vertTx-Título-y-texto-vertical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0-vertTx-Título-y-texto-vertical_7e_LT_7e_Gliederung_20_2" style:display-name="Master3-Layout10-vertTx-Título-y-texto-vertical~LT~Gliederung 2" style:family="paragraph" style:parent-style-name="Master3-Layout10-vertTx-Título-y-texto-vertical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10-vertTx-Título-y-texto-vertical_7e_LT_7e_Gliederung_20_3" style:display-name="Master3-Layout10-vertTx-Título-y-texto-vertical~LT~Gliederung 3" style:family="paragraph" style:parent-style-name="Master3-Layout10-vertTx-Título-y-texto-vertical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10-vertTx-Título-y-texto-vertical_7e_LT_7e_Gliederung_20_4" style:display-name="Master3-Layout10-vertTx-Título-y-texto-vertical~LT~Gliederung 4" style:family="paragraph" style:parent-style-name="Master3-Layout10-vertTx-Título-y-texto-vertical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0-vertTx-Título-y-texto-vertical_7e_LT_7e_Gliederung_20_5" style:display-name="Master3-Layout10-vertTx-Título-y-texto-vertical~LT~Gliederung 5" style:family="paragraph" style:parent-style-name="Master3-Layout10-vertTx-Título-y-texto-vertical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0-vertTx-Título-y-texto-vertical_7e_LT_7e_Gliederung_20_6" style:display-name="Master3-Layout10-vertTx-Título-y-texto-vertical~LT~Gliederung 6" style:family="paragraph" style:parent-style-name="Master3-Layout10-vertTx-Título-y-texto-vertical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0-vertTx-Título-y-texto-vertical_7e_LT_7e_Gliederung_20_7" style:display-name="Master3-Layout10-vertTx-Título-y-texto-vertical~LT~Gliederung 7" style:family="paragraph" style:parent-style-name="Master3-Layout10-vertTx-Título-y-texto-vertical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0-vertTx-Título-y-texto-vertical_7e_LT_7e_Gliederung_20_8" style:display-name="Master3-Layout10-vertTx-Título-y-texto-vertical~LT~Gliederung 8" style:family="paragraph" style:parent-style-name="Master3-Layout10-vertTx-Título-y-texto-vertical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0-vertTx-Título-y-texto-vertical_7e_LT_7e_Gliederung_20_9" style:display-name="Master3-Layout10-vertTx-Título-y-texto-vertical~LT~Gliederung 9" style:family="paragraph" style:parent-style-name="Master3-Layout10-vertTx-Título-y-texto-vertical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0-vertTx-Título-y-texto-vertical_7e_LT_7e_Titel" style:display-name="Master3-Layout10-vertTx-Título-y-texto-vertical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0-vertTx-Título-y-texto-vertical_7e_LT_7e_Untertitel" style:display-name="Master3-Layout10-vertTx-Título-y-texto-vertical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0-vertTx-Título-y-texto-vertical_7e_LT_7e_Notizen" style:display-name="Master3-Layout10-vertTx-Título-y-texto-vertical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0-vertTx-Título-y-texto-vertical_7e_LT_7e_Hintergrundobjekte" style:display-name="Master3-Layout10-vertTx-Título-y-texto-vertical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10-vertTx-Título-y-texto-vertical_7e_LT_7e_Hintergrund" style:display-name="Master3-Layout10-vertTx-Título-y-texto-vertical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11-vertTitleAndTx-Título-vertical-y-texto_7e_LT_7e_Gliederung_20_1" style:display-name="Master3-Layout11-vertTitleAndTx-Título-vertical-y-texto~LT~Gliederung 1" style:family="paragraph" style:default-outline-level="">
      <style:paragraph-properties fo:margin-top="0cm" fo:margin-bottom="0.4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1-vertTitleAndTx-Título-vertical-y-texto_7e_LT_7e_Gliederung_20_2" style:display-name="Master3-Layout11-vertTitleAndTx-Título-vertical-y-texto~LT~Gliederung 2" style:family="paragraph" style:parent-style-name="Master3-Layout11-vertTitleAndTx-Título-vertical-y-texto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3-Layout11-vertTitleAndTx-Título-vertical-y-texto_7e_LT_7e_Gliederung_20_3" style:display-name="Master3-Layout11-vertTitleAndTx-Título-vertical-y-texto~LT~Gliederung 3" style:family="paragraph" style:parent-style-name="Master3-Layout11-vertTitleAndTx-Título-vertical-y-texto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3-Layout11-vertTitleAndTx-Título-vertical-y-texto_7e_LT_7e_Gliederung_20_4" style:display-name="Master3-Layout11-vertTitleAndTx-Título-vertical-y-texto~LT~Gliederung 4" style:family="paragraph" style:parent-style-name="Master3-Layout11-vertTitleAndTx-Título-vertical-y-texto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1-vertTitleAndTx-Título-vertical-y-texto_7e_LT_7e_Gliederung_20_5" style:display-name="Master3-Layout11-vertTitleAndTx-Título-vertical-y-texto~LT~Gliederung 5" style:family="paragraph" style:parent-style-name="Master3-Layout11-vertTitleAndTx-Título-vertical-y-texto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1-vertTitleAndTx-Título-vertical-y-texto_7e_LT_7e_Gliederung_20_6" style:display-name="Master3-Layout11-vertTitleAndTx-Título-vertical-y-texto~LT~Gliederung 6" style:family="paragraph" style:parent-style-name="Master3-Layout11-vertTitleAndTx-Título-vertical-y-texto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1-vertTitleAndTx-Título-vertical-y-texto_7e_LT_7e_Gliederung_20_7" style:display-name="Master3-Layout11-vertTitleAndTx-Título-vertical-y-texto~LT~Gliederung 7" style:family="paragraph" style:parent-style-name="Master3-Layout11-vertTitleAndTx-Título-vertical-y-texto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1-vertTitleAndTx-Título-vertical-y-texto_7e_LT_7e_Gliederung_20_8" style:display-name="Master3-Layout11-vertTitleAndTx-Título-vertical-y-texto~LT~Gliederung 8" style:family="paragraph" style:parent-style-name="Master3-Layout11-vertTitleAndTx-Título-vertical-y-texto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1-vertTitleAndTx-Título-vertical-y-texto_7e_LT_7e_Gliederung_20_9" style:display-name="Master3-Layout11-vertTitleAndTx-Título-vertical-y-texto~LT~Gliederung 9" style:family="paragraph" style:parent-style-name="Master3-Layout11-vertTitleAndTx-Título-vertical-y-texto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3-Layout11-vertTitleAndTx-Título-vertical-y-texto_7e_LT_7e_Titel" style:display-name="Master3-Layout11-vertTitleAndTx-Título-vertical-y-texto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1-vertTitleAndTx-Título-vertical-y-texto_7e_LT_7e_Untertitel" style:display-name="Master3-Layout11-vertTitleAndTx-Título-vertical-y-texto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1-vertTitleAndTx-Título-vertical-y-texto_7e_LT_7e_Notizen" style:display-name="Master3-Layout11-vertTitleAndTx-Título-vertical-y-texto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3-Layout11-vertTitleAndTx-Título-vertical-y-texto_7e_LT_7e_Hintergrundobjekte" style:display-name="Master3-Layout11-vertTitleAndTx-Título-vertical-y-texto~LT~Hintergrundobjekte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3-Layout11-vertTitleAndTx-Título-vertical-y-texto_7e_LT_7e_Hintergrund" style:display-name="Master3-Layout11-vertTitleAndTx-Título-vertical-y-texto~LT~Hintergrund" style:family="paragraph" style:default-outline-level=""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558ed5" style:font-name="Arial1" officeooo:rsid="000d6f7d" officeooo:paragraph-rsid="000d6f7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1" text:anchor-type="paragraph" svg:x="13.279cm" svg:y="-0.947cm" svg:width="2.085cm" svg:height="1.33cm" draw:z-index="1"><draw:image xlink:href="Pictures/10000201000001F40000013F85E03705EE208F4D.png" xlink:type="simple" xlink:show="embed" xlink:actuate="onLoad" loext:mime-type="image/png"/></draw:frame>UD5. Fundamentos de los SO. Actividades iniciales <text:s text:c="21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ª Gloria Muñoz Gonzáles</meta:initial-creator>
    <meta:creation-date>2019-10-24T06:00:53.069254397</meta:creation-date>
    <dc:date>2019-10-30T12:12:37.942586399</dc:date>
    <meta:editing-duration>PT34M46S</meta:editing-duration>
    <meta:editing-cycles>7</meta:editing-cycles>
    <meta:generator>LibreOffice/6.0.7.3$Linux_X86_64 LibreOffice_project/00m0$Build-3</meta:generator>
    <meta:document-statistic meta:table-count="4" meta:image-count="1" meta:object-count="0" meta:page-count="2" meta:paragraph-count="108" meta:word-count="277" meta:character-count="1370" meta:non-whitespace-character-count="1170"/>
  </office:meta>
</office:document-meta>
</file>